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oad average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1m avg</text:p>
          </table:table-cell>
          <table:table-cell table:style-name="ce3" office:value-type="string" calcext:value-type="string">
            <text:p>1h avg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Raspi</text:p>
          </table:table-cell>
          <table:table-cell table:number-columns-repeated="5"/>
          <table:table-cell table:style-name="ce3" office:value-type="string" calcext:value-type="string">
            <text:p>AVG</text:p>
          </table:table-cell>
          <table:table-cell table:number-columns-repeated="1017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2" calcext:value-type="float">
            <text:p>2</text:p>
          </table:table-cell>
          <table:table-cell office:value-type="float" office:value="3227.46396065" calcext:value-type="float">
            <text:p>3227.46396065</text:p>
          </table:table-cell>
          <table:table-cell office:value-type="float" office:value="162.322998047" calcext:value-type="float">
            <text:p>162.322998047</text:p>
          </table:table-cell>
          <table:table-cell office:value-type="float" office:value="81.3570022583" calcext:value-type="float">
            <text:p>81.3570022583</text:p>
          </table:table-cell>
          <table:table-cell/>
          <table:table-cell table:formula="of:=AVERAGE([.C3];[.C7];[.C11];[.C15])" office:value-type="float" office:value="3675.90522766" calcext:value-type="float">
            <text:p>3675.90522766</text:p>
          </table:table-cell>
          <table:table-cell table:formula="of:=AVERAGE([.D3];[.D7];[.D11];[.D15])" office:value-type="float" office:value="160.87400913225" calcext:value-type="float">
            <text:p>160.8740091323</text:p>
          </table:table-cell>
          <table:table-cell table:formula="of:=AVERAGE([.E3];[.E7];[.E11];[.E15])" office:value-type="float" office:value="98.194777965625" calcext:value-type="float">
            <text:p>98.1947779656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6" calcext:value-type="float">
            <text:p>6</text:p>
          </table:table-cell>
          <table:table-cell office:value-type="float" office:value="9127.77781487" calcext:value-type="float">
            <text:p>9127.77781487</text:p>
          </table:table-cell>
          <table:table-cell office:value-type="float" office:value="320.459842682" calcext:value-type="float">
            <text:p>320.459842682</text:p>
          </table:table-cell>
          <table:table-cell office:value-type="float" office:value="176.31316185" calcext:value-type="float">
            <text:p>176.31316185</text:p>
          </table:table-cell>
          <table:table-cell/>
          <table:table-cell table:formula="of:=AVERAGE([.C4];[.C8];[.C12];[.C16])" office:value-type="float" office:value="9629.761457455" calcext:value-type="float">
            <text:p>9629.761457455</text:p>
          </table:table-cell>
          <table:table-cell table:formula="of:=AVERAGE([.D4];[.D8];[.D12];[.D16])" office:value-type="float" office:value="661.88526153625" calcext:value-type="float">
            <text:p>661.8852615363</text:p>
          </table:table-cell>
          <table:table-cell table:formula="of:=AVERAGE([.E4];[.E8];[.E12];[.E16])" office:value-type="float" office:value="174.7925281525" calcext:value-type="float">
            <text:p>174.7925281525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12" calcext:value-type="float">
            <text:p>12</text:p>
          </table:table-cell>
          <table:table-cell office:value-type="float" office:value="19988.5931015" calcext:value-type="float">
            <text:p>19988.5931015</text:p>
          </table:table-cell>
          <table:table-cell office:value-type="float" office:value="655.691146851" calcext:value-type="float">
            <text:p>655.691146851</text:p>
          </table:table-cell>
          <table:table-cell office:value-type="float" office:value="434.605836868" calcext:value-type="float">
            <text:p>434.605836868</text:p>
          </table:table-cell>
          <table:table-cell/>
          <table:table-cell table:formula="of:=AVERAGE([.C5];[.C9];[.C13];[.C17])" office:value-type="float" office:value="20073.32247495" calcext:value-type="float">
            <text:p>20073.32247495</text:p>
          </table:table-cell>
          <table:table-cell table:formula="of:=AVERAGE([.D5];[.D9];[.D13];[.D17])" office:value-type="float" office:value="678.80260944375" calcext:value-type="float">
            <text:p>678.8026094438</text:p>
          </table:table-cell>
          <table:table-cell table:formula="of:=AVERAGE([.E5];[.E9];[.E13];[.E17])" office:value-type="float" office:value="362.4643087385" calcext:value-type="float">
            <text:p>362.4643087385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24" calcext:value-type="float">
            <text:p>24</text:p>
          </table:table-cell>
          <table:table-cell office:value-type="float" office:value="31626.6038418" calcext:value-type="float">
            <text:p>31626.6038418</text:p>
          </table:table-cell>
          <table:table-cell office:value-type="float" office:value="1048.2480526" calcext:value-type="float">
            <text:p>1048.2480526</text:p>
          </table:table-cell>
          <table:table-cell office:value-type="float" office:value="1792.58990288" calcext:value-type="float">
            <text:p>1792.58990288</text:p>
          </table:table-cell>
          <table:table-cell/>
          <table:table-cell table:formula="of:=AVERAGE([.C6];[.C10];[.C14];[.C18])" office:value-type="float" office:value="30674.441754825" calcext:value-type="float">
            <text:p>30674.441754825</text:p>
          </table:table-cell>
          <table:table-cell table:formula="of:=AVERAGE([.D6];[.D10];[.D14];[.D18])" office:value-type="float" office:value="1119.9325323125" calcext:value-type="float">
            <text:p>1119.9325323125</text:p>
          </table:table-cell>
          <table:table-cell table:formula="of:=AVERAGE([.E6];[.E10];[.E14];[.E18])" office:value-type="float" office:value="1145.33686637925" calcext:value-type="float">
            <text:p>1145.3368663793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2" calcext:value-type="float">
            <text:p>2</text:p>
          </table:table-cell>
          <table:table-cell office:value-type="float" office:value="3212.98599243" calcext:value-type="float">
            <text:p>3212.98599243</text:p>
          </table:table-cell>
          <table:table-cell office:value-type="float" office:value="187.483072281" calcext:value-type="float">
            <text:p>187.483072281</text:p>
          </table:table-cell>
          <table:table-cell office:value-type="float" office:value="125.635147095" calcext:value-type="float">
            <text:p>125.635147095</text:p>
          </table:table-cell>
          <table:table-cell/>
          <table:table-cell table:style-name="ce3" office:value-type="string" calcext:value-type="string">
            <text:p>MEDIAN</text:p>
          </table:table-cell>
          <table:table-cell table:number-columns-repeated="1017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6" calcext:value-type="float">
            <text:p>6</text:p>
          </table:table-cell>
          <table:table-cell office:value-type="float" office:value="10920.8440781" calcext:value-type="float">
            <text:p>10920.8440781</text:p>
          </table:table-cell>
          <table:table-cell office:value-type="float" office:value="327.792167664" calcext:value-type="float">
            <text:p>327.792167664</text:p>
          </table:table-cell>
          <table:table-cell office:value-type="float" office:value="176.879882812" calcext:value-type="float">
            <text:p>176.879882812</text:p>
          </table:table-cell>
          <table:table-cell/>
          <table:table-cell table:formula="of:=MEDIAN([.C3];[.C7];[.C11];[.C15])" office:value-type="float" office:value="3229.14648056" calcext:value-type="float">
            <text:p>3229.14648056</text:p>
          </table:table-cell>
          <table:table-cell table:formula="of:=MEDIAN([.D3];[.D7];[.D11];[.D15])" office:value-type="float" office:value="154.744029045" calcext:value-type="float">
            <text:p>154.744029045</text:p>
          </table:table-cell>
          <table:table-cell table:formula="of:=MEDIAN([.E3];[.E7];[.E11];[.E15])" office:value-type="float" office:value="92.8934812546" calcext:value-type="float">
            <text:p>92.8934812546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12" calcext:value-type="float">
            <text:p>12</text:p>
          </table:table-cell>
          <table:table-cell office:value-type="float" office:value="19927.8900623" calcext:value-type="float">
            <text:p>19927.8900623</text:p>
          </table:table-cell>
          <table:table-cell office:value-type="float" office:value="758.316993713" calcext:value-type="float">
            <text:p>758.316993713</text:p>
          </table:table-cell>
          <table:table-cell office:value-type="float" office:value="310.452222824" calcext:value-type="float">
            <text:p>310.452222824</text:p>
          </table:table-cell>
          <table:table-cell/>
          <table:table-cell table:formula="of:=MEDIAN([.C4];[.C8];[.C12];[.C16])" office:value-type="float" office:value="9247.190833095" calcext:value-type="float">
            <text:p>9247.190833095</text:p>
          </table:table-cell>
          <table:table-cell table:formula="of:=MEDIAN([.D4];[.D8];[.D12];[.D16])" office:value-type="float" office:value="418.8301563265" calcext:value-type="float">
            <text:p>418.8301563265</text:p>
          </table:table-cell>
          <table:table-cell table:formula="of:=MEDIAN([.E4];[.E8];[.E12];[.E16])" office:value-type="float" office:value="176.596522331" calcext:value-type="float">
            <text:p>176.596522331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24" calcext:value-type="float">
            <text:p>24</text:p>
          </table:table-cell>
          <table:table-cell office:value-type="float" office:value="29297.3320484" calcext:value-type="float">
            <text:p>29297.3320484</text:p>
          </table:table-cell>
          <table:table-cell office:value-type="float" office:value="1081.95400238" calcext:value-type="float">
            <text:p>1081.95400238</text:p>
          </table:table-cell>
          <table:table-cell office:value-type="float" office:value="500.409841537" calcext:value-type="float">
            <text:p>500.409841537</text:p>
          </table:table-cell>
          <table:table-cell/>
          <table:table-cell table:formula="of:=MEDIAN([.C5];[.C9];[.C13];[.C17])" office:value-type="float" office:value="19958.2415819" calcext:value-type="float">
            <text:p>19958.2415819</text:p>
          </table:table-cell>
          <table:table-cell table:formula="of:=MEDIAN([.D5];[.D9];[.D13];[.D17])" office:value-type="float" office:value="662.289619446" calcext:value-type="float">
            <text:p>662.289619446</text:p>
          </table:table-cell>
          <table:table-cell table:formula="of:=MEDIAN([.E5];[.E9];[.E13];[.E17])" office:value-type="float" office:value="352.399587631" calcext:value-type="float">
            <text:p>352.399587631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2" calcext:value-type="float">
            <text:p>2</text:p>
          </table:table-cell>
          <table:table-cell office:value-type="float" office:value="3230.82900047" calcext:value-type="float">
            <text:p>3230.82900047</text:p>
          </table:table-cell>
          <table:table-cell office:value-type="float" office:value="147.165060043" calcext:value-type="float">
            <text:p>147.165060043</text:p>
          </table:table-cell>
          <table:table-cell office:value-type="float" office:value="92.3140048981" calcext:value-type="float">
            <text:p>92.3140048981</text:p>
          </table:table-cell>
          <table:table-cell/>
          <table:table-cell table:formula="of:=MEDIAN([.C6];[.C10];[.C14];[.C18])" office:value-type="float" office:value="30886.91556455" calcext:value-type="float">
            <text:p>30886.91556455</text:p>
          </table:table-cell>
          <table:table-cell table:formula="of:=MEDIAN([.D6];[.D10];[.D14];[.D18])" office:value-type="float" office:value="1105.728030205" calcext:value-type="float">
            <text:p>1105.728030205</text:p>
          </table:table-cell>
          <table:table-cell table:formula="of:=MEDIAN([.E6];[.E10];[.E14];[.E18])" office:value-type="float" office:value="1144.17386055" calcext:value-type="float">
            <text:p>1144.17386055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6" calcext:value-type="float">
            <text:p>6</text:p>
          </table:table-cell>
          <table:table-cell office:value-type="float" office:value="9103.82008553" calcext:value-type="float">
            <text:p>9103.82008553</text:p>
          </table:table-cell>
          <table:table-cell office:value-type="float" office:value="1489.42089081" calcext:value-type="float">
            <text:p>1489.42089081</text:p>
          </table:table-cell>
          <table:table-cell office:value-type="float" office:value="177.170991898" calcext:value-type="float">
            <text:p>177.170991898</text:p>
          </table:table-cell>
          <table:table-cell/>
          <table:table-cell table:style-name="ce3" office:value-type="string" calcext:value-type="string">
            <text:p>STDEV</text:p>
          </table:table-cell>
          <table:table-cell table:number-columns-repeated="1017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12" calcext:value-type="float">
            <text:p>12</text:p>
          </table:table-cell>
          <table:table-cell office:value-type="float" office:value="20480.6568623" calcext:value-type="float">
            <text:p>20480.6568623</text:p>
          </table:table-cell>
          <table:table-cell office:value-type="float" office:value="668.888092041" calcext:value-type="float">
            <text:p>668.888092041</text:p>
          </table:table-cell>
          <table:table-cell office:value-type="float" office:value="311.8891716" calcext:value-type="float">
            <text:p>311.8891716</text:p>
          </table:table-cell>
          <table:table-cell/>
          <table:table-cell table:formula="of:=STDEV([.C3];[.C7];[.C11];[.C15])" office:value-type="float" office:value="904.324284988503" calcext:value-type="float">
            <text:p>904.3242849885</text:p>
          </table:table-cell>
          <table:table-cell table:formula="of:=STDEV([.D3];[.D7];[.D11];[.D15])" office:value-type="float" office:value="19.1830989139443" calcext:value-type="float">
            <text:p>19.1830989139</text:p>
          </table:table-cell>
          <table:table-cell table:formula="of:=STDEV([.E3];[.E7];[.E11];[.E15])" office:value-type="float" office:value="19.0906925669611" calcext:value-type="float">
            <text:p>19.090692567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24" calcext:value-type="float">
            <text:p>24</text:p>
          </table:table-cell>
          <table:table-cell office:value-type="float" office:value="30148.3950615" calcext:value-type="float">
            <text:p>30148.3950615</text:p>
          </table:table-cell>
          <table:table-cell office:value-type="float" office:value="1220.02601624" calcext:value-type="float">
            <text:p>1220.02601624</text:p>
          </table:table-cell>
          <table:table-cell office:value-type="float" office:value="576.26581192" calcext:value-type="float">
            <text:p>576.26581192</text:p>
          </table:table-cell>
          <table:table-cell/>
          <table:table-cell table:formula="of:=STDEV([.C4];[.C8];[.C12];[.C16])" office:value-type="float" office:value="868.859053226993" calcext:value-type="float">
            <text:p>868.859053227</text:p>
          </table:table-cell>
          <table:table-cell table:formula="of:=STDEV([.D4];[.D8];[.D12];[.D16])" office:value-type="float" office:value="558.603596316677" calcext:value-type="float">
            <text:p>558.6035963167</text:p>
          </table:table-cell>
          <table:table-cell table:formula="of:=STDEV([.E4];[.E8];[.E12];[.E16])" office:value-type="float" office:value="4.006830621189" calcext:value-type="float">
            <text:p>4.0068306212</text:p>
          </table:table-cell>
          <table:table-cell/>
          <table:table-cell table:style-name="ce3" office:value-type="string" calcext:value-type="string">
            <text:p>Percentages</text:p>
          </table:table-cell>
          <table:table-cell table:number-columns-repeated="1013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2" calcext:value-type="float">
            <text:p>2</text:p>
          </table:table-cell>
          <table:table-cell office:value-type="float" office:value="5032.34195709" calcext:value-type="float">
            <text:p>5032.34195709</text:p>
          </table:table-cell>
          <table:table-cell office:value-type="float" office:value="146.524906158" calcext:value-type="float">
            <text:p>146.524906158</text:p>
          </table:table-cell>
          <table:table-cell office:value-type="float" office:value="93.4729576111" calcext:value-type="float">
            <text:p>93.4729576111</text:p>
          </table:table-cell>
          <table:table-cell/>
          <table:table-cell table:formula="of:=STDEV([.C5];[.C9];[.C13];[.C17])" office:value-type="float" office:value="274.251154434471" calcext:value-type="float">
            <text:p>274.2511544345</text:p>
          </table:table-cell>
          <table:table-cell table:formula="of:=STDEV([.D5];[.D9];[.D13];[.D17])" office:value-type="float" office:value="55.1245450355921" calcext:value-type="float">
            <text:p>55.1245450356</text:p>
          </table:table-cell>
          <table:table-cell table:formula="of:=STDEV([.E5];[.E9];[.E13];[.E17])" office:value-type="float" office:value="61.6291110812352" calcext:value-type="float">
            <text:p>61.6291110812</text:p>
          </table:table-cell>
          <table:table-cell/>
          <table:table-cell table:formula="of:=[.G22]/[.G3]" office:value-type="float" office:value="0.229220889482474" calcext:value-type="float">
            <text:p>0.2292208895</text:p>
          </table:table-cell>
          <table:table-cell table:formula="of:=[.H22]/[.H3]" office:value-type="float" office:value="0.351846115884346" calcext:value-type="float">
            <text:p>0.3518461159</text:p>
          </table:table-cell>
          <table:table-cell table:formula="of:=[.I22]/[.I3]" office:value-type="float" office:value="0.404517932422082" calcext:value-type="float">
            <text:p>0.4045179324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6" calcext:value-type="float">
            <text:p>6</text:p>
          </table:table-cell>
          <table:table-cell office:value-type="float" office:value="9366.60385132" calcext:value-type="float">
            <text:p>9366.60385132</text:p>
          </table:table-cell>
          <table:table-cell office:value-type="float" office:value="509.868144989" calcext:value-type="float">
            <text:p>509.868144989</text:p>
          </table:table-cell>
          <table:table-cell office:value-type="float" office:value="168.80607605" calcext:value-type="float">
            <text:p>168.80607605</text:p>
          </table:table-cell>
          <table:table-cell/>
          <table:table-cell table:formula="of:=STDEV([.C6];[.C10];[.C14];[.C18])" office:value-type="float" office:value="1152.41183175274" calcext:value-type="float">
            <text:p>1152.4118317527</text:p>
          </table:table-cell>
          <table:table-cell table:formula="of:=STDEV([.D6];[.D10];[.D14];[.D18])" office:value-type="float" office:value="74.590693598885" calcext:value-type="float">
            <text:p>74.5906935989</text:p>
          </table:table-cell>
          <table:table-cell table:formula="of:=STDEV([.E6];[.E10];[.E14];[.E18])" office:value-type="float" office:value="702.355363329681" calcext:value-type="float">
            <text:p>702.3553633297</text:p>
          </table:table-cell>
          <table:table-cell/>
          <table:table-cell table:formula="of:=[.G23]/[.G4]" office:value-type="float" office:value="0.187286821461582" calcext:value-type="float">
            <text:p>0.1872868215</text:p>
          </table:table-cell>
          <table:table-cell table:formula="of:=[.H23]/[.H4]" office:value-type="float" office:value="0.137474749184745" calcext:value-type="float">
            <text:p>0.1374747492</text:p>
          </table:table-cell>
          <table:table-cell table:formula="of:=[.I23]/[.I4]" office:value-type="float" office:value="0.275127773541716" calcext:value-type="float">
            <text:p>0.2751277735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12" calcext:value-type="float">
            <text:p>12</text:p>
          </table:table-cell>
          <table:table-cell office:value-type="float" office:value="19896.1498737" calcext:value-type="float">
            <text:p>19896.1498737</text:p>
          </table:table-cell>
          <table:table-cell office:value-type="float" office:value="632.31420517" calcext:value-type="float">
            <text:p>632.31420517</text:p>
          </table:table-cell>
          <table:table-cell office:value-type="float" office:value="392.910003662" calcext:value-type="float">
            <text:p>392.910003662</text:p>
          </table:table-cell>
          <table:table-cell table:number-columns-repeated="5"/>
          <table:table-cell table:formula="of:=[.G24]/[.G5]" office:value-type="float" office:value="0.187296399165697" calcext:value-type="float">
            <text:p>0.1872963992</text:p>
          </table:table-cell>
          <table:table-cell table:formula="of:=[.H24]/[.H5]" office:value-type="float" office:value="0.351465146431895" calcext:value-type="float">
            <text:p>0.3514651464</text:p>
          </table:table-cell>
          <table:table-cell table:formula="of:=[.I24]/[.I5]" office:value-type="float" office:value="0.241242352176694" calcext:value-type="float">
            <text:p>0.2412423522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24" calcext:value-type="float">
            <text:p>24</text:p>
          </table:table-cell>
          <table:table-cell office:value-type="float" office:value="31625.4360676" calcext:value-type="float">
            <text:p>31625.4360676</text:p>
          </table:table-cell>
          <table:table-cell office:value-type="float" office:value="1129.50205803" calcext:value-type="float">
            <text:p>1129.50205803</text:p>
          </table:table-cell>
          <table:table-cell office:value-type="float" office:value="1712.08190918" calcext:value-type="float">
            <text:p>1712.08190918</text:p>
          </table:table-cell>
          <table:table-cell table:number-columns-repeated="5"/>
          <table:table-cell table:formula="of:=[.G25]/[.G6]" office:value-type="float" office:value="0.196426850745939" calcext:value-type="float">
            <text:p>0.1964268507</text:p>
          </table:table-cell>
          <table:table-cell table:formula="of:=[.H25]/[.H6]" office:value-type="float" office:value="0.303061574774661" calcext:value-type="float">
            <text:p>0.3030615748</text:p>
          </table:table-cell>
          <table:table-cell table:formula="of:=[.I25]/[.I6]" office:value-type="float" office:value="0.108405925530024" calcext:value-type="float">
            <text:p>0.1084059255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Odroid</text:p>
          </table:table-cell>
          <table:table-cell table:number-columns-repeated="5"/>
          <table:table-cell table:style-name="ce3" office:value-type="string" calcext:value-type="string">
            <text:p>AVG</text:p>
          </table:table-cell>
          <table:table-cell table:number-columns-repeated="1017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2" calcext:value-type="float">
            <text:p>2</text:p>
          </table:table-cell>
          <table:table-cell office:value-type="float" office:value="734.715938568" calcext:value-type="float">
            <text:p>734.715938568</text:p>
          </table:table-cell>
          <table:table-cell office:value-type="float" office:value="42.8369045258" calcext:value-type="float">
            <text:p>42.8369045258</text:p>
          </table:table-cell>
          <table:table-cell office:value-type="float" office:value="26.7770290375" calcext:value-type="float">
            <text:p>26.7770290375</text:p>
          </table:table-cell>
          <table:table-cell/>
          <table:table-cell table:formula="of:=AVERAGE([.C22];[.C26];[.C30];[.C34])" office:value-type="float" office:value="842.5942659375" calcext:value-type="float">
            <text:p>842.5942659375</text:p>
          </table:table-cell>
          <table:table-cell table:formula="of:=AVERAGE([.D22];[.D26];[.D30];[.D34])" office:value-type="float" office:value="56.602895259925" calcext:value-type="float">
            <text:p>56.6028952599</text:p>
          </table:table-cell>
          <table:table-cell table:formula="of:=AVERAGE([.E22];[.E26];[.E30];[.E34])" office:value-type="float" office:value="39.7215485573" calcext:value-type="float">
            <text:p>39.7215485573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6" calcext:value-type="float">
            <text:p>6</text:p>
          </table:table-cell>
          <table:table-cell office:value-type="float" office:value="1743.48306656" calcext:value-type="float">
            <text:p>1743.48306656</text:p>
          </table:table-cell>
          <table:table-cell office:value-type="float" office:value="90.8160209656" calcext:value-type="float">
            <text:p>90.8160209656</text:p>
          </table:table-cell>
          <table:table-cell office:value-type="float" office:value="49.4799613953" calcext:value-type="float">
            <text:p>49.4799613953</text:p>
          </table:table-cell>
          <table:table-cell/>
          <table:table-cell table:formula="of:=AVERAGE([.C23];[.C27];[.C31];[.C35])" office:value-type="float" office:value="1803.5274148" calcext:value-type="float">
            <text:p>1803.5274148</text:p>
          </table:table-cell>
          <table:table-cell table:formula="of:=AVERAGE([.D23];[.D27];[.D31];[.D35])" office:value-type="float" office:value="90.992510318775" calcext:value-type="float">
            <text:p>90.9925103188</text:p>
          </table:table-cell>
          <table:table-cell table:formula="of:=AVERAGE([.E23];[.E27];[.E31];[.E35])" office:value-type="float" office:value="48.090279102325" calcext:value-type="float">
            <text:p>48.0902791023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12" calcext:value-type="float">
            <text:p>12</text:p>
          </table:table-cell>
          <table:table-cell office:value-type="float" office:value="3818.87197495" calcext:value-type="float">
            <text:p>3818.87197495</text:p>
          </table:table-cell>
          <table:table-cell office:value-type="float" office:value="164.442062378" calcext:value-type="float">
            <text:p>164.442062378</text:p>
          </table:table-cell>
          <table:table-cell office:value-type="float" office:value="97.7230072021" calcext:value-type="float">
            <text:p>97.7230072021</text:p>
          </table:table-cell>
          <table:table-cell/>
          <table:table-cell table:formula="of:=AVERAGE([.C24];[.C28];[.C32];[.C36])" office:value-type="float" office:value="3759.66101885" calcext:value-type="float">
            <text:p>3759.66101885</text:p>
          </table:table-cell>
          <table:table-cell table:formula="of:=AVERAGE([.D24];[.D28];[.D32];[.D36])" office:value-type="float" office:value="238.5754585265" calcext:value-type="float">
            <text:p>238.5754585265</text:p>
          </table:table-cell>
          <table:table-cell table:formula="of:=AVERAGE([.E24];[.E28];[.E32];[.E36])" office:value-type="float" office:value="87.441742420175" calcext:value-type="float">
            <text:p>87.4417424202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24" calcext:value-type="float">
            <text:p>24</text:p>
          </table:table-cell>
          <table:table-cell office:value-type="float" office:value="5975.47316551" calcext:value-type="float">
            <text:p>5975.47316551</text:p>
          </table:table-cell>
          <table:table-cell office:value-type="float" office:value="505.836963654" calcext:value-type="float">
            <text:p>505.836963654</text:p>
          </table:table-cell>
          <table:table-cell office:value-type="float" office:value="128.358125687" calcext:value-type="float">
            <text:p>128.358125687</text:p>
          </table:table-cell>
          <table:table-cell/>
          <table:table-cell table:formula="of:=AVERAGE([.C25];[.C29];[.C33];[.C37])" office:value-type="float" office:value="6025.28399229" calcext:value-type="float">
            <text:p>6025.28399229</text:p>
          </table:table-cell>
          <table:table-cell table:formula="of:=AVERAGE([.D25];[.D29];[.D33];[.D37])" office:value-type="float" office:value="339.408516884" calcext:value-type="float">
            <text:p>339.408516884</text:p>
          </table:table-cell>
          <table:table-cell table:formula="of:=AVERAGE([.E25];[.E29];[.E33];[.E37])" office:value-type="float" office:value="124.1613030435" calcext:value-type="float">
            <text:p>124.1613030435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2" calcext:value-type="float">
            <text:p>2</text:p>
          </table:table-cell>
          <table:table-cell office:value-type="float" office:value="1014.86301422" calcext:value-type="float">
            <text:p>1014.86301422</text:p>
          </table:table-cell>
          <table:table-cell office:value-type="float" office:value="101.730823517" calcext:value-type="float">
            <text:p>101.730823517</text:p>
          </table:table-cell>
          <table:table-cell office:value-type="float" office:value="76.8430233002" calcext:value-type="float">
            <text:p>76.8430233002</text:p>
          </table:table-cell>
          <table:table-cell/>
          <table:table-cell table:style-name="ce3" office:value-type="string" calcext:value-type="string">
            <text:p>MEDIAN</text:p>
          </table:table-cell>
          <table:table-cell table:number-columns-repeated="1017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6" calcext:value-type="float">
            <text:p>6</text:p>
          </table:table-cell>
          <table:table-cell office:value-type="float" office:value="1727.78987885" calcext:value-type="float">
            <text:p>1727.78987885</text:p>
          </table:table-cell>
          <table:table-cell office:value-type="float" office:value="91.4471149445" calcext:value-type="float">
            <text:p>91.4471149445</text:p>
          </table:table-cell>
          <table:table-cell office:value-type="float" office:value="49.4029521942" calcext:value-type="float">
            <text:p>49.4029521942</text:p>
          </table:table-cell>
          <table:table-cell/>
          <table:table-cell table:formula="of:=MEDIAN([.C22];[.C26];[.C30];[.C34])" office:value-type="float" office:value="840.530514717" calcext:value-type="float">
            <text:p>840.530514717</text:p>
          </table:table-cell>
          <table:table-cell table:formula="of:=MEDIAN([.D22];[.D26];[.D30];[.D34])" office:value-type="float" office:value="43.46942901615" calcext:value-type="float">
            <text:p>43.4694290162</text:p>
          </table:table-cell>
          <table:table-cell table:formula="of:=MEDIAN([.E22];[.E26];[.E30];[.E34])" office:value-type="float" office:value="27.89306640625" calcext:value-type="float">
            <text:p>27.8930664063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12" calcext:value-type="float">
            <text:p>12</text:p>
          </table:table-cell>
          <table:table-cell office:value-type="float" office:value="3799.62110519" calcext:value-type="float">
            <text:p>3799.62110519</text:p>
          </table:table-cell>
          <table:table-cell office:value-type="float" office:value="191.181898117" calcext:value-type="float">
            <text:p>191.181898117</text:p>
          </table:table-cell>
          <table:table-cell office:value-type="float" office:value="77.6350498199" calcext:value-type="float">
            <text:p>77.6350498199</text:p>
          </table:table-cell>
          <table:table-cell/>
          <table:table-cell table:formula="of:=MEDIAN([.C23];[.C27];[.C31];[.C35])" office:value-type="float" office:value="1771.55649662" calcext:value-type="float">
            <text:p>1771.55649662</text:p>
          </table:table-cell>
          <table:table-cell table:formula="of:=MEDIAN([.D23];[.D27];[.D31];[.D35])" office:value-type="float" office:value="91.13156795505" calcext:value-type="float">
            <text:p>91.1315679551</text:p>
          </table:table-cell>
          <table:table-cell table:formula="of:=MEDIAN([.E23];[.E27];[.E31];[.E35])" office:value-type="float" office:value="49.44145679475" calcext:value-type="float">
            <text:p>49.4414567948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24" calcext:value-type="float">
            <text:p>24</text:p>
          </table:table-cell>
          <table:table-cell office:value-type="float" office:value="5951.3258934" calcext:value-type="float">
            <text:p>5951.3258934</text:p>
          </table:table-cell>
          <table:table-cell office:value-type="float" office:value="326.209068298" calcext:value-type="float">
            <text:p>326.209068298</text:p>
          </table:table-cell>
          <table:table-cell office:value-type="float" office:value="123.257160187" calcext:value-type="float">
            <text:p>123.257160187</text:p>
          </table:table-cell>
          <table:table-cell/>
          <table:table-cell table:formula="of:=MEDIAN([.C24];[.C28];[.C32];[.C36])" office:value-type="float" office:value="3767.109036445" calcext:value-type="float">
            <text:p>3767.109036445</text:p>
          </table:table-cell>
          <table:table-cell table:formula="of:=MEDIAN([.D24];[.D28];[.D32];[.D36])" office:value-type="float" office:value="197.040438652" calcext:value-type="float">
            <text:p>197.040438652</text:p>
          </table:table-cell>
          <table:table-cell table:formula="of:=MEDIAN([.E24];[.E28];[.E32];[.E36])" office:value-type="float" office:value="87.20445632935" calcext:value-type="float">
            <text:p>87.2044563294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2" calcext:value-type="float">
            <text:p>2</text:p>
          </table:table-cell>
          <table:table-cell office:value-type="float" office:value="674.453020096" calcext:value-type="float">
            <text:p>674.453020096</text:p>
          </table:table-cell>
          <table:table-cell office:value-type="float" office:value="44.1019535065" calcext:value-type="float">
            <text:p>44.1019535065</text:p>
          </table:table-cell>
          <table:table-cell office:value-type="float" office:value="29.009103775" calcext:value-type="float">
            <text:p>29.009103775</text:p>
          </table:table-cell>
          <table:table-cell/>
          <table:table-cell table:formula="of:=MEDIAN([.C25];[.C29];[.C33];[.C37])" office:value-type="float" office:value="5979.093551635" calcext:value-type="float">
            <text:p>5979.093551635</text:p>
          </table:table-cell>
          <table:table-cell table:formula="of:=MEDIAN([.D25];[.D29];[.D33];[.D37])" office:value-type="float" office:value="295.483469963" calcext:value-type="float">
            <text:p>295.483469963</text:p>
          </table:table-cell>
          <table:table-cell table:formula="of:=MEDIAN([.E25];[.E29];[.E33];[.E37])" office:value-type="float" office:value="122.9580640795" calcext:value-type="float">
            <text:p>122.9580640795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6" calcext:value-type="float">
            <text:p>6</text:p>
          </table:table-cell>
          <table:table-cell office:value-type="float" office:value="1943.20678711" calcext:value-type="float">
            <text:p>1943.20678711</text:p>
          </table:table-cell>
          <table:table-cell office:value-type="float" office:value="86.0979557037" calcext:value-type="float">
            <text:p>86.0979557037</text:p>
          </table:table-cell>
          <table:table-cell office:value-type="float" office:value="43.7350273132" calcext:value-type="float">
            <text:p>43.7350273132</text:p>
          </table:table-cell>
          <table:table-cell/>
          <table:table-cell table:style-name="ce3" office:value-type="string" calcext:value-type="string">
            <text:p>STDEV</text:p>
          </table:table-cell>
          <table:table-cell table:number-columns-repeated="1017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12" calcext:value-type="float">
            <text:p>12</text:p>
          </table:table-cell>
          <table:table-cell office:value-type="float" office:value="3685.55402756" calcext:value-type="float">
            <text:p>3685.55402756</text:p>
          </table:table-cell>
          <table:table-cell office:value-type="float" office:value="395.778894424" calcext:value-type="float">
            <text:p>395.778894424</text:p>
          </table:table-cell>
          <table:table-cell office:value-type="float" office:value="86.3039493561" calcext:value-type="float">
            <text:p>86.3039493561</text:p>
          </table:table-cell>
          <table:table-cell/>
          <table:table-cell table:formula="of:=STDEV([.C22];[.C26];[.C30];[.C34])" office:value-type="float" office:value="163.656110362895" calcext:value-type="float">
            <text:p>163.6561103629</text:p>
          </table:table-cell>
          <table:table-cell table:formula="of:=STDEV([.D22];[.D26];[.D30];[.D34])" office:value-type="float" office:value="30.2106113576465" calcext:value-type="float">
            <text:p>30.2106113576</text:p>
          </table:table-cell>
          <table:table-cell table:formula="of:=STDEV([.E22];[.E26];[.E30];[.E34])" office:value-type="float" office:value="24.7764268832997" calcext:value-type="float">
            <text:p>24.7764268833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24" calcext:value-type="float">
            <text:p>24</text:p>
          </table:table-cell>
          <table:table-cell office:value-type="float" office:value="6191.62297249" calcext:value-type="float">
            <text:p>6191.62297249</text:p>
          </table:table-cell>
          <table:table-cell office:value-type="float" office:value="260.830163956" calcext:value-type="float">
            <text:p>260.830163956</text:p>
          </table:table-cell>
          <table:table-cell office:value-type="float" office:value="122.658967972" calcext:value-type="float">
            <text:p>122.658967972</text:p>
          </table:table-cell>
          <table:table-cell/>
          <table:table-cell table:formula="of:=STDEV([.C23];[.C27];[.C31];[.C35])" office:value-type="float" office:value="98.0935192726905" calcext:value-type="float">
            <text:p>98.0935192727</text:p>
          </table:table-cell>
          <table:table-cell table:formula="of:=STDEV([.D23];[.D27];[.D31];[.D35])" office:value-type="float" office:value="3.89469686200263" calcext:value-type="float">
            <text:p>3.894696862</text:p>
          </table:table-cell>
          <table:table-cell table:formula="of:=STDEV([.E23];[.E27];[.E31];[.E35])" office:value-type="float" office:value="2.9071527990735" calcext:value-type="float">
            <text:p>2.9071527991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2" calcext:value-type="float">
            <text:p>2</text:p>
          </table:table-cell>
          <table:table-cell office:value-type="float" office:value="946.345090866" calcext:value-type="float">
            <text:p>946.345090866</text:p>
          </table:table-cell>
          <table:table-cell office:value-type="float" office:value="37.7418994904" calcext:value-type="float">
            <text:p>37.7418994904</text:p>
          </table:table-cell>
          <table:table-cell office:value-type="float" office:value="26.2570381165" calcext:value-type="float">
            <text:p>26.2570381165</text:p>
          </table:table-cell>
          <table:table-cell/>
          <table:table-cell table:formula="of:=STDEV([.C24];[.C28];[.C32];[.C36])" office:value-type="float" office:value="61.1631660415601" calcext:value-type="float">
            <text:p>61.1631660416</text:p>
          </table:table-cell>
          <table:table-cell table:formula="of:=STDEV([.D24];[.D28];[.D32];[.D36])" office:value-type="float" office:value="106.030878252266" calcext:value-type="float">
            <text:p>106.0308782523</text:p>
          </table:table-cell>
          <table:table-cell table:formula="of:=STDEV([.E24];[.E28];[.E32];[.E36])" office:value-type="float" office:value="8.23832629174724" calcext:value-type="float">
            <text:p>8.2383262917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6" calcext:value-type="float">
            <text:p>6</text:p>
          </table:table-cell>
          <table:table-cell office:value-type="float" office:value="1799.62992668" calcext:value-type="float">
            <text:p>1799.62992668</text:p>
          </table:table-cell>
          <table:table-cell office:value-type="float" office:value="95.6089496613" calcext:value-type="float">
            <text:p>95.6089496613</text:p>
          </table:table-cell>
          <table:table-cell office:value-type="float" office:value="49.7431755066" calcext:value-type="float">
            <text:p>49.7431755066</text:p>
          </table:table-cell>
          <table:table-cell/>
          <table:table-cell table:formula="of:=STDEV([.C25];[.C29];[.C33];[.C37])" office:value-type="float" office:value="111.701663271104" calcext:value-type="float">
            <text:p>111.7016632711</text:p>
          </table:table-cell>
          <table:table-cell table:formula="of:=STDEV([.D25];[.D29];[.D33];[.D37])" office:value-type="float" office:value="114.920160290037" calcext:value-type="float">
            <text:p>114.92016029</text:p>
          </table:table-cell>
          <table:table-cell table:formula="of:=STDEV([.E25];[.E29];[.E33];[.E37])" office:value-type="float" office:value="2.82212328299882" calcext:value-type="float">
            <text:p>2.822123283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12" calcext:value-type="float">
            <text:p>12</text:p>
          </table:table-cell>
          <table:table-cell office:value-type="float" office:value="3734.5969677" calcext:value-type="float">
            <text:p>3734.5969677</text:p>
          </table:table-cell>
          <table:table-cell office:value-type="float" office:value="202.898979187" calcext:value-type="float">
            <text:p>202.898979187</text:p>
          </table:table-cell>
          <table:table-cell office:value-type="float" office:value="88.1049633026" calcext:value-type="float">
            <text:p>88.1049633026</text:p>
          </table:table-cell>
          <table:table-cell table:number-columns-repeated="1019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24" calcext:value-type="float">
            <text:p>24</text:p>
          </table:table-cell>
          <table:table-cell office:value-type="float" office:value="5982.71393776" calcext:value-type="float">
            <text:p>5982.71393776</text:p>
          </table:table-cell>
          <table:table-cell office:value-type="float" office:value="264.757871628" calcext:value-type="float">
            <text:p>264.757871628</text:p>
          </table:table-cell>
          <table:table-cell office:value-type="float" office:value="122.370958328" calcext:value-type="float">
            <text:p>122.370958328</text:p>
          </table:table-cell>
          <table:table-cell table:number-columns-repeated="1019"/>
        </table:table-row>
      </table:table>
      <table:table table:name="Memory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1m avg</text:p>
          </table:table-cell>
          <table:table-cell table:style-name="ce3" office:value-type="string" calcext:value-type="string">
            <text:p>1h avg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Raspi</text:p>
          </table:table-cell>
          <table:table-cell table:number-columns-repeated="5"/>
          <table:table-cell table:style-name="ce3" office:value-type="string" calcext:value-type="string">
            <text:p>AVG</text:p>
          </table:table-cell>
          <table:table-cell table:number-columns-repeated="1017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2" calcext:value-type="float">
            <text:p>2</text:p>
          </table:table-cell>
          <table:table-cell office:value-type="float" office:value="3279.91104126" calcext:value-type="float">
            <text:p>3279.91104126</text:p>
          </table:table-cell>
          <table:table-cell office:value-type="float" office:value="404.55698967" calcext:value-type="float">
            <text:p>404.55698967</text:p>
          </table:table-cell>
          <table:table-cell office:value-type="float" office:value="309.643030167" calcext:value-type="float">
            <text:p>309.643030167</text:p>
          </table:table-cell>
          <table:table-cell/>
          <table:table-cell table:formula="of:=AVERAGE([.C3];[.C7];[.C11];[.C15])" office:value-type="float" office:value="4088.0542397475" calcext:value-type="float">
            <text:p>4088.0542397475</text:p>
          </table:table-cell>
          <table:table-cell table:formula="of:=AVERAGE([.D3];[.D7];[.D11];[.D15])" office:value-type="float" office:value="235.4019880295" calcext:value-type="float">
            <text:p>235.4019880295</text:p>
          </table:table-cell>
          <table:table-cell table:formula="of:=AVERAGE([.E3];[.E7];[.E11];[.E15])" office:value-type="float" office:value="146.36504650135" calcext:value-type="float">
            <text:p>146.3650465014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6" calcext:value-type="float">
            <text:p>6</text:p>
          </table:table-cell>
          <table:table-cell office:value-type="float" office:value="10662.8861427" calcext:value-type="float">
            <text:p>10662.8861427</text:p>
          </table:table-cell>
          <table:table-cell office:value-type="float" office:value="422.715187073" calcext:value-type="float">
            <text:p>422.715187073</text:p>
          </table:table-cell>
          <table:table-cell office:value-type="float" office:value="638.204097748" calcext:value-type="float">
            <text:p>638.204097748</text:p>
          </table:table-cell>
          <table:table-cell/>
          <table:table-cell table:formula="of:=AVERAGE([.C4];[.C8];[.C12];[.C16])" office:value-type="float" office:value="9961.48777007" calcext:value-type="float">
            <text:p>9961.48777007</text:p>
          </table:table-cell>
          <table:table-cell table:formula="of:=AVERAGE([.D4];[.D8];[.D12];[.D16])" office:value-type="float" office:value="378.01527977" calcext:value-type="float">
            <text:p>378.01527977</text:p>
          </table:table-cell>
          <table:table-cell table:formula="of:=AVERAGE([.E4];[.E8];[.E12];[.E16])" office:value-type="float" office:value="290.45349359525" calcext:value-type="float">
            <text:p>290.4534935953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12" calcext:value-type="float">
            <text:p>12</text:p>
          </table:table-cell>
          <table:table-cell office:value-type="float" office:value="21514.4469738" calcext:value-type="float">
            <text:p>21514.4469738</text:p>
          </table:table-cell>
          <table:table-cell office:value-type="float" office:value="629.445075989" calcext:value-type="float">
            <text:p>629.445075989</text:p>
          </table:table-cell>
          <table:table-cell office:value-type="float" office:value="1533.67090225" calcext:value-type="float">
            <text:p>1533.67090225</text:p>
          </table:table-cell>
          <table:table-cell/>
          <table:table-cell table:formula="of:=AVERAGE([.C5];[.C9];[.C13];[.C17])" office:value-type="float" office:value="20872.661471375" calcext:value-type="float">
            <text:p>20872.661471375</text:p>
          </table:table-cell>
          <table:table-cell table:formula="of:=AVERAGE([.D5];[.D9];[.D13];[.D17])" office:value-type="float" office:value="672.7117300035" calcext:value-type="float">
            <text:p>672.7117300035</text:p>
          </table:table-cell>
          <table:table-cell table:formula="of:=AVERAGE([.E5];[.E9];[.E13];[.E17])" office:value-type="float" office:value="607.517242431" calcext:value-type="float">
            <text:p>607.517242431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24" calcext:value-type="float">
            <text:p>24</text:p>
          </table:table-cell>
          <table:table-cell office:value-type="float" office:value="24507.6379776" calcext:value-type="float">
            <text:p>24507.6379776</text:p>
          </table:table-cell>
          <table:table-cell office:value-type="float" office:value="2376.89709663" calcext:value-type="float">
            <text:p>2376.89709663</text:p>
          </table:table-cell>
          <table:table-cell office:value-type="float" office:value="369.854927063" calcext:value-type="float">
            <text:p>369.854927063</text:p>
          </table:table-cell>
          <table:table-cell/>
          <table:table-cell table:formula="of:=AVERAGE([.C6];[.C10];[.C14];[.C18])" office:value-type="float" office:value="26197.8057623" calcext:value-type="float">
            <text:p>26197.8057623</text:p>
          </table:table-cell>
          <table:table-cell table:formula="of:=AVERAGE([.D6];[.D10];[.D14];[.D18])" office:value-type="float" office:value="1509.16123390025" calcext:value-type="float">
            <text:p>1509.1612339003</text:p>
          </table:table-cell>
          <table:table-cell table:formula="of:=AVERAGE([.E6];[.E10];[.E14];[.E18])" office:value-type="float" office:value="549.30126666925" calcext:value-type="float">
            <text:p>549.3012666693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2" calcext:value-type="float">
            <text:p>2</text:p>
          </table:table-cell>
          <table:table-cell office:value-type="float" office:value="6507.54189491" calcext:value-type="float">
            <text:p>6507.54189491</text:p>
          </table:table-cell>
          <table:table-cell office:value-type="float" office:value="155.309915543" calcext:value-type="float">
            <text:p>155.309915543</text:p>
          </table:table-cell>
          <table:table-cell office:value-type="float" office:value="104.769945145" calcext:value-type="float">
            <text:p>104.769945145</text:p>
          </table:table-cell>
          <table:table-cell/>
          <table:table-cell table:style-name="ce3" office:value-type="string" calcext:value-type="string">
            <text:p>MEDIAN</text:p>
          </table:table-cell>
          <table:table-cell table:number-columns-repeated="1017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6" calcext:value-type="float">
            <text:p>6</text:p>
          </table:table-cell>
          <table:table-cell office:value-type="float" office:value="9376.95503235" calcext:value-type="float">
            <text:p>9376.95503235</text:p>
          </table:table-cell>
          <table:table-cell office:value-type="float" office:value="324.156045914" calcext:value-type="float">
            <text:p>324.156045914</text:p>
          </table:table-cell>
          <table:table-cell office:value-type="float" office:value="172.720909119" calcext:value-type="float">
            <text:p>172.720909119</text:p>
          </table:table-cell>
          <table:table-cell/>
          <table:table-cell table:formula="of:=MEDIAN([.C3];[.C7];[.C11];[.C15])" office:value-type="float" office:value="3345.482110975" calcext:value-type="float">
            <text:p>3345.482110975</text:p>
          </table:table-cell>
          <table:table-cell table:formula="of:=MEDIAN([.D3];[.D7];[.D11];[.D15])" office:value-type="float" office:value="199.5195150375" calcext:value-type="float">
            <text:p>199.5195150375</text:p>
          </table:table-cell>
          <table:table-cell table:formula="of:=MEDIAN([.E3];[.E7];[.E11];[.E15])" office:value-type="float" office:value="97.19347953815" calcext:value-type="float">
            <text:p>97.1934795382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12" calcext:value-type="float">
            <text:p>12</text:p>
          </table:table-cell>
          <table:table-cell office:value-type="float" office:value="19827.0030022" calcext:value-type="float">
            <text:p>19827.0030022</text:p>
          </table:table-cell>
          <table:table-cell office:value-type="float" office:value="687.552928925" calcext:value-type="float">
            <text:p>687.552928925</text:p>
          </table:table-cell>
          <table:table-cell office:value-type="float" office:value="283.761978149" calcext:value-type="float">
            <text:p>283.761978149</text:p>
          </table:table-cell>
          <table:table-cell/>
          <table:table-cell table:formula="of:=MEDIAN([.C4];[.C8];[.C12];[.C16])" office:value-type="float" office:value="10019.920587525" calcext:value-type="float">
            <text:p>10019.920587525</text:p>
          </table:table-cell>
          <table:table-cell table:formula="of:=MEDIAN([.D4];[.D8];[.D12];[.D16])" office:value-type="float" office:value="374.33052063" calcext:value-type="float">
            <text:p>374.33052063</text:p>
          </table:table-cell>
          <table:table-cell table:formula="of:=MEDIAN([.E4];[.E8];[.E12];[.E16])" office:value-type="float" office:value="178.530454636" calcext:value-type="float">
            <text:p>178.530454636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24" calcext:value-type="float">
            <text:p>24</text:p>
          </table:table-cell>
          <table:table-cell office:value-type="float" office:value="26146.1319923" calcext:value-type="float">
            <text:p>26146.1319923</text:p>
          </table:table-cell>
          <table:table-cell office:value-type="float" office:value="1786.13901138" calcext:value-type="float">
            <text:p>1786.13901138</text:p>
          </table:table-cell>
          <table:table-cell office:value-type="float" office:value="1067.56997108" calcext:value-type="float">
            <text:p>1067.56997108</text:p>
          </table:table-cell>
          <table:table-cell/>
          <table:table-cell table:formula="of:=MEDIAN([.C5];[.C9];[.C13];[.C17])" office:value-type="float" office:value="20820.8113909" calcext:value-type="float">
            <text:p>20820.8113909</text:p>
          </table:table-cell>
          <table:table-cell table:formula="of:=MEDIAN([.D5];[.D9];[.D13];[.D17])" office:value-type="float" office:value="676.607489586" calcext:value-type="float">
            <text:p>676.607489586</text:p>
          </table:table-cell>
          <table:table-cell table:formula="of:=MEDIAN([.E5];[.E9];[.E13];[.E17])" office:value-type="float" office:value="306.3180446625" calcext:value-type="float">
            <text:p>306.3180446625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2" calcext:value-type="float">
            <text:p>2</text:p>
          </table:table-cell>
          <table:table-cell office:value-type="float" office:value="3153.71084213" calcext:value-type="float">
            <text:p>3153.71084213</text:p>
          </table:table-cell>
          <table:table-cell office:value-type="float" office:value="138.011932373" calcext:value-type="float">
            <text:p>138.011932373</text:p>
          </table:table-cell>
          <table:table-cell office:value-type="float" office:value="81.4301967621" calcext:value-type="float">
            <text:p>81.4301967621</text:p>
          </table:table-cell>
          <table:table-cell/>
          <table:table-cell table:formula="of:=MEDIAN([.C6];[.C10];[.C14];[.C18])" office:value-type="float" office:value="25984.79652405" calcext:value-type="float">
            <text:p>25984.79652405</text:p>
          </table:table-cell>
          <table:table-cell table:formula="of:=MEDIAN([.D6];[.D10];[.D14];[.D18])" office:value-type="float" office:value="1375.775456427" calcext:value-type="float">
            <text:p>1375.775456427</text:p>
          </table:table-cell>
          <table:table-cell table:formula="of:=MEDIAN([.E6];[.E10];[.E14];[.E18])" office:value-type="float" office:value="379.890084267" calcext:value-type="float">
            <text:p>379.890084267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6" calcext:value-type="float">
            <text:p>6</text:p>
          </table:table-cell>
          <table:table-cell office:value-type="float" office:value="10702.824831" calcext:value-type="float">
            <text:p>10702.824831</text:p>
          </table:table-cell>
          <table:table-cell office:value-type="float" office:value="325.945854187" calcext:value-type="float">
            <text:p>325.945854187</text:p>
          </table:table-cell>
          <table:table-cell office:value-type="float" office:value="166.548967361" calcext:value-type="float">
            <text:p>166.548967361</text:p>
          </table:table-cell>
          <table:table-cell/>
          <table:table-cell table:style-name="ce3" office:value-type="string" calcext:value-type="string">
            <text:p>STDEV</text:p>
          </table:table-cell>
          <table:table-cell table:number-columns-repeated="1017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12" calcext:value-type="float">
            <text:p>12</text:p>
          </table:table-cell>
          <table:table-cell office:value-type="float" office:value="22022.0201015" calcext:value-type="float">
            <text:p>22022.0201015</text:p>
          </table:table-cell>
          <table:table-cell office:value-type="float" office:value="665.662050247" calcext:value-type="float">
            <text:p>665.662050247</text:p>
          </table:table-cell>
          <table:table-cell office:value-type="float" office:value="304.503917694" calcext:value-type="float">
            <text:p>304.503917694</text:p>
          </table:table-cell>
          <table:table-cell/>
          <table:table-cell table:formula="of:=STDEV([.C3];[.C7];[.C11];[.C15])" office:value-type="float" office:value="1616.41001001002" calcext:value-type="float">
            <text:p>1616.41001001</text:p>
          </table:table-cell>
          <table:table-cell table:formula="of:=STDEV([.D3];[.D7];[.D11];[.D15])" office:value-type="float" office:value="121.90476970672" calcext:value-type="float">
            <text:p>121.9047697067</text:p>
          </table:table-cell>
          <table:table-cell table:formula="of:=STDEV([.E3];[.E7];[.E11];[.E15])" office:value-type="float" office:value="109.280566003286" calcext:value-type="float">
            <text:p>109.2805660033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24" calcext:value-type="float">
            <text:p>24</text:p>
          </table:table-cell>
          <table:table-cell office:value-type="float" office:value="25823.4610558" calcext:value-type="float">
            <text:p>25823.4610558</text:p>
          </table:table-cell>
          <table:table-cell office:value-type="float" office:value="965.411901474" calcext:value-type="float">
            <text:p>965.411901474</text:p>
          </table:table-cell>
          <table:table-cell office:value-type="float" office:value="381.533145905" calcext:value-type="float">
            <text:p>381.533145905</text:p>
          </table:table-cell>
          <table:table-cell/>
          <table:table-cell table:formula="of:=STDEV([.C4];[.C8];[.C12];[.C16])" office:value-type="float" office:value="840.581287691207" calcext:value-type="float">
            <text:p>840.5812876912</text:p>
          </table:table-cell>
          <table:table-cell table:formula="of:=STDEV([.D4];[.D8];[.D12];[.D16])" office:value-type="float" office:value="61.5334162687976" calcext:value-type="float">
            <text:p>61.5334162688</text:p>
          </table:table-cell>
          <table:table-cell table:formula="of:=STDEV([.E4];[.E8];[.E12];[.E16])" office:value-type="float" office:value="231.951035959397" calcext:value-type="float">
            <text:p>231.9510359594</text:p>
          </table:table-cell>
          <table:table-cell/>
          <table:table-cell table:style-name="ce3" office:value-type="string" calcext:value-type="string">
            <text:p>Percentages</text:p>
          </table:table-cell>
          <table:table-cell table:number-columns-repeated="1013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2" calcext:value-type="float">
            <text:p>2</text:p>
          </table:table-cell>
          <table:table-cell office:value-type="float" office:value="3411.05318069" calcext:value-type="float">
            <text:p>3411.05318069</text:p>
          </table:table-cell>
          <table:table-cell office:value-type="float" office:value="243.729114532" calcext:value-type="float">
            <text:p>243.729114532</text:p>
          </table:table-cell>
          <table:table-cell office:value-type="float" office:value="89.6170139313" calcext:value-type="float">
            <text:p>89.6170139313</text:p>
          </table:table-cell>
          <table:table-cell/>
          <table:table-cell table:formula="of:=STDEV([.C5];[.C9];[.C13];[.C17])" office:value-type="float" office:value="1061.76965490336" calcext:value-type="float">
            <text:p>1061.7696549034</text:p>
          </table:table-cell>
          <table:table-cell table:formula="of:=STDEV([.D5];[.D9];[.D13];[.D17])" office:value-type="float" office:value="33.6672328944004" calcext:value-type="float">
            <text:p>33.6672328944</text:p>
          </table:table-cell>
          <table:table-cell table:formula="of:=STDEV([.E5];[.E9];[.E13];[.E17])" office:value-type="float" office:value="617.529100078835" calcext:value-type="float">
            <text:p>617.5291000788</text:p>
          </table:table-cell>
          <table:table-cell/>
          <table:table-cell table:formula="of:=[.G22]/[.G3]" office:value-type="float" office:value="0.152920000532542" calcext:value-type="float">
            <text:p>0.1529200005</text:p>
          </table:table-cell>
          <table:table-cell table:formula="of:=[.H22]/[.H3]" office:value-type="float" office:value="0.431909991162686" calcext:value-type="float">
            <text:p>0.4319099912</text:p>
          </table:table-cell>
          <table:table-cell table:formula="of:=[.I22]/[.I3]" office:value-type="float" office:value="0.218449843988914" calcext:value-type="float">
            <text:p>0.218449844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6" calcext:value-type="float">
            <text:p>6</text:p>
          </table:table-cell>
          <table:table-cell office:value-type="float" office:value="9103.28507423" calcext:value-type="float">
            <text:p>9103.28507423</text:p>
          </table:table-cell>
          <table:table-cell office:value-type="float" office:value="439.244031906" calcext:value-type="float">
            <text:p>439.244031906</text:p>
          </table:table-cell>
          <table:table-cell office:value-type="float" office:value="184.340000153" calcext:value-type="float">
            <text:p>184.340000153</text:p>
          </table:table-cell>
          <table:table-cell/>
          <table:table-cell table:formula="of:=STDEV([.C6];[.C10];[.C14];[.C18])" office:value-type="float" office:value="1578.78809748912" calcext:value-type="float">
            <text:p>1578.7880974891</text:p>
          </table:table-cell>
          <table:table-cell table:formula="of:=STDEV([.D6];[.D10];[.D14];[.D18])" office:value-type="float" office:value="703.918473600544" calcext:value-type="float">
            <text:p>703.9184736005</text:p>
          </table:table-cell>
          <table:table-cell table:formula="of:=STDEV([.E6];[.E10];[.E14];[.E18])" office:value-type="float" office:value="345.547457193474" calcext:value-type="float">
            <text:p>345.5474571935</text:p>
          </table:table-cell>
          <table:table-cell/>
          <table:table-cell table:formula="of:=[.G23]/[.G4]" office:value-type="float" office:value="0.191768497202509" calcext:value-type="float">
            <text:p>0.1917684972</text:p>
          </table:table-cell>
          <table:table-cell table:formula="of:=[.H23]/[.H4]" office:value-type="float" office:value="0.223777854584328" calcext:value-type="float">
            <text:p>0.2237778546</text:p>
          </table:table-cell>
          <table:table-cell table:formula="of:=[.I23]/[.I4]" office:value-type="float" office:value="0.167320302212126" calcext:value-type="float">
            <text:p>0.1673203022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12" calcext:value-type="float">
            <text:p>12</text:p>
          </table:table-cell>
          <table:table-cell office:value-type="float" office:value="20127.175808" calcext:value-type="float">
            <text:p>20127.175808</text:p>
          </table:table-cell>
          <table:table-cell office:value-type="float" office:value="708.186864853" calcext:value-type="float">
            <text:p>708.186864853</text:p>
          </table:table-cell>
          <table:table-cell office:value-type="float" office:value="308.132171631" calcext:value-type="float">
            <text:p>308.132171631</text:p>
          </table:table-cell>
          <table:table-cell table:number-columns-repeated="5"/>
          <table:table-cell table:formula="of:=[.G24]/[.G5]" office:value-type="float" office:value="0.185790596774195" calcext:value-type="float">
            <text:p>0.1857905968</text:p>
          </table:table-cell>
          <table:table-cell table:formula="of:=[.H24]/[.H5]" office:value-type="float" office:value="0.255274613400686" calcext:value-type="float">
            <text:p>0.2552746134</text:p>
          </table:table-cell>
          <table:table-cell table:formula="of:=[.I24]/[.I5]" office:value-type="float" office:value="0.135461667305224" calcext:value-type="float">
            <text:p>0.1354616673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24" calcext:value-type="float">
            <text:p>24</text:p>
          </table:table-cell>
          <table:table-cell office:value-type="float" office:value="28313.9920235" calcext:value-type="float">
            <text:p>28313.9920235</text:p>
          </table:table-cell>
          <table:table-cell office:value-type="float" office:value="908.196926117" calcext:value-type="float">
            <text:p>908.196926117</text:p>
          </table:table-cell>
          <table:table-cell office:value-type="float" office:value="378.247022629" calcext:value-type="float">
            <text:p>378.247022629</text:p>
          </table:table-cell>
          <table:table-cell table:number-columns-repeated="5"/>
          <table:table-cell table:formula="of:=[.G25]/[.G6]" office:value-type="float" office:value="0.203677791291634" calcext:value-type="float">
            <text:p>0.2036777913</text:p>
          </table:table-cell>
          <table:table-cell table:formula="of:=[.H25]/[.H6]" office:value-type="float" office:value="0.207193231595039" calcext:value-type="float">
            <text:p>0.2071932316</text:p>
          </table:table-cell>
          <table:table-cell table:formula="of:=[.I25]/[.I6]" office:value-type="float" office:value="0.198235389734348" calcext:value-type="float">
            <text:p>0.1982353897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Odroid</text:p>
          </table:table-cell>
          <table:table-cell table:number-columns-repeated="5"/>
          <table:table-cell table:style-name="ce3" office:value-type="string" calcext:value-type="string">
            <text:p>AVG</text:p>
          </table:table-cell>
          <table:table-cell table:number-columns-repeated="1017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2" calcext:value-type="float">
            <text:p>2</text:p>
          </table:table-cell>
          <table:table-cell office:value-type="float" office:value="632.130146027" calcext:value-type="float">
            <text:p>632.130146027</text:p>
          </table:table-cell>
          <table:table-cell office:value-type="float" office:value="39.498090744" calcext:value-type="float">
            <text:p>39.498090744</text:p>
          </table:table-cell>
          <table:table-cell office:value-type="float" office:value="29.2298793793" calcext:value-type="float">
            <text:p>29.2298793793</text:p>
          </table:table-cell>
          <table:table-cell/>
          <table:table-cell table:formula="of:=AVERAGE([.C22];[.C26];[.C30];[.C34])" office:value-type="float" office:value="625.14525651925" calcext:value-type="float">
            <text:p>625.1452565193</text:p>
          </table:table-cell>
          <table:table-cell table:formula="of:=AVERAGE([.D22];[.D26];[.D30];[.D34])" office:value-type="float" office:value="101.6724705695" calcext:value-type="float">
            <text:p>101.6724705695</text:p>
          </table:table-cell>
          <table:table-cell table:formula="of:=AVERAGE([.E22];[.E26];[.E30];[.E34])" office:value-type="float" office:value="31.97342157365" calcext:value-type="float">
            <text:p>31.9734215737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6" calcext:value-type="float">
            <text:p>6</text:p>
          </table:table-cell>
          <table:table-cell office:value-type="float" office:value="1874.54223633" calcext:value-type="float">
            <text:p>1874.54223633</text:p>
          </table:table-cell>
          <table:table-cell office:value-type="float" office:value="85.4818820953" calcext:value-type="float">
            <text:p>85.4818820953</text:p>
          </table:table-cell>
          <table:table-cell office:value-type="float" office:value="49.5300292969" calcext:value-type="float">
            <text:p>49.5300292969</text:p>
          </table:table-cell>
          <table:table-cell/>
          <table:table-cell table:formula="of:=AVERAGE([.C23];[.C27];[.C31];[.C35])" office:value-type="float" office:value="1910.2995395675" calcext:value-type="float">
            <text:p>1910.2995395675</text:p>
          </table:table-cell>
          <table:table-cell table:formula="of:=AVERAGE([.D23];[.D27];[.D31];[.D35])" office:value-type="float" office:value="84.591448307025" calcext:value-type="float">
            <text:p>84.591448307</text:p>
          </table:table-cell>
          <table:table-cell table:formula="of:=AVERAGE([.E23];[.E27];[.E31];[.E35])" office:value-type="float" office:value="48.598766326925" calcext:value-type="float">
            <text:p>48.5987663269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12" calcext:value-type="float">
            <text:p>12</text:p>
          </table:table-cell>
          <table:table-cell office:value-type="float" office:value="3906.35800362" calcext:value-type="float">
            <text:p>3906.35800362</text:p>
          </table:table-cell>
          <table:table-cell office:value-type="float" office:value="194.232940674" calcext:value-type="float">
            <text:p>194.232940674</text:p>
          </table:table-cell>
          <table:table-cell office:value-type="float" office:value="82.9181671143" calcext:value-type="float">
            <text:p>82.9181671143</text:p>
          </table:table-cell>
          <table:table-cell/>
          <table:table-cell table:formula="of:=AVERAGE([.C24];[.C28];[.C32];[.C36])" office:value-type="float" office:value="3877.9442310325" calcext:value-type="float">
            <text:p>3877.9442310325</text:p>
          </table:table-cell>
          <table:table-cell table:formula="of:=AVERAGE([.D24];[.D28];[.D32];[.D36])" office:value-type="float" office:value="171.72622680675" calcext:value-type="float">
            <text:p>171.7262268068</text:p>
          </table:table-cell>
          <table:table-cell table:formula="of:=AVERAGE([.E24];[.E28];[.E32];[.E36])" office:value-type="float" office:value="82.295298576375" calcext:value-type="float">
            <text:p>82.2952985764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24" calcext:value-type="float">
            <text:p>24</text:p>
          </table:table-cell>
          <table:table-cell office:value-type="float" office:value="5354.58183289" calcext:value-type="float">
            <text:p>5354.58183289</text:p>
          </table:table-cell>
          <table:table-cell office:value-type="float" office:value="248.389005661" calcext:value-type="float">
            <text:p>248.389005661</text:p>
          </table:table-cell>
          <table:table-cell office:value-type="float" office:value="110.133886337" calcext:value-type="float">
            <text:p>110.133886337</text:p>
          </table:table-cell>
          <table:table-cell/>
          <table:table-cell table:formula="of:=AVERAGE([.C25];[.C29];[.C33];[.C37])" office:value-type="float" office:value="5335.9112143525" calcext:value-type="float">
            <text:p>5335.9112143525</text:p>
          </table:table-cell>
          <table:table-cell table:formula="of:=AVERAGE([.D25];[.D29];[.D33];[.D37])" office:value-type="float" office:value="312.68799304975" calcext:value-type="float">
            <text:p>312.6879930498</text:p>
          </table:table-cell>
          <table:table-cell table:formula="of:=AVERAGE([.E25];[.E29];[.E33];[.E37])" office:value-type="float" office:value="108.89095067975" calcext:value-type="float">
            <text:p>108.8909506798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2" calcext:value-type="float">
            <text:p>2</text:p>
          </table:table-cell>
          <table:table-cell office:value-type="float" office:value="610.884904861" calcext:value-type="float">
            <text:p>610.884904861</text:p>
          </table:table-cell>
          <table:table-cell office:value-type="float" office:value="39.5338535309" calcext:value-type="float">
            <text:p>39.5338535309</text:p>
          </table:table-cell>
          <table:table-cell office:value-type="float" office:value="25.997877121" calcext:value-type="float">
            <text:p>25.997877121</text:p>
          </table:table-cell>
          <table:table-cell/>
          <table:table-cell table:style-name="ce3" office:value-type="string" calcext:value-type="string">
            <text:p>MEDIAN</text:p>
          </table:table-cell>
          <table:table-cell table:number-columns-repeated="1017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6" calcext:value-type="float">
            <text:p>6</text:p>
          </table:table-cell>
          <table:table-cell office:value-type="float" office:value="2070.58095932" calcext:value-type="float">
            <text:p>2070.58095932</text:p>
          </table:table-cell>
          <table:table-cell office:value-type="float" office:value="82.3669433594" calcext:value-type="float">
            <text:p>82.3669433594</text:p>
          </table:table-cell>
          <table:table-cell office:value-type="float" office:value="49.7889518738" calcext:value-type="float">
            <text:p>49.7889518738</text:p>
          </table:table-cell>
          <table:table-cell/>
          <table:table-cell table:formula="of:=MEDIAN([.C22];[.C26];[.C30];[.C34])" office:value-type="float" office:value="627.4160146715" calcext:value-type="float">
            <text:p>627.4160146715</text:p>
          </table:table-cell>
          <table:table-cell table:formula="of:=MEDIAN([.D22];[.D26];[.D30];[.D34])" office:value-type="float" office:value="39.51597213745" calcext:value-type="float">
            <text:p>39.5159721375</text:p>
          </table:table-cell>
          <table:table-cell table:formula="of:=MEDIAN([.E22];[.E26];[.E30];[.E34])" office:value-type="float" office:value="28.65195274355" calcext:value-type="float">
            <text:p>28.6519527436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12" calcext:value-type="float">
            <text:p>12</text:p>
          </table:table-cell>
          <table:table-cell office:value-type="float" office:value="3860.26597023" calcext:value-type="float">
            <text:p>3860.26597023</text:p>
          </table:table-cell>
          <table:table-cell office:value-type="float" office:value="162.46509552" calcext:value-type="float">
            <text:p>162.46509552</text:p>
          </table:table-cell>
          <table:table-cell office:value-type="float" office:value="82.1170806885" calcext:value-type="float">
            <text:p>82.1170806885</text:p>
          </table:table-cell>
          <table:table-cell/>
          <table:table-cell table:formula="of:=MEDIAN([.C23];[.C27];[.C31];[.C35])" office:value-type="float" office:value="1878.879070285" calcext:value-type="float">
            <text:p>1878.879070285</text:p>
          </table:table-cell>
          <table:table-cell table:formula="of:=MEDIAN([.D23];[.D27];[.D31];[.D35])" office:value-type="float" office:value="84.16390419005" calcext:value-type="float">
            <text:p>84.1639041901</text:p>
          </table:table-cell>
          <table:table-cell table:formula="of:=MEDIAN([.E23];[.E27];[.E31];[.E35])" office:value-type="float" office:value="49.07548427585" calcext:value-type="float">
            <text:p>49.0754842759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24" calcext:value-type="float">
            <text:p>24</text:p>
          </table:table-cell>
          <table:table-cell office:value-type="float" office:value="5039.27087784" calcext:value-type="float">
            <text:p>5039.27087784</text:p>
          </table:table-cell>
          <table:table-cell office:value-type="float" office:value="475.754976273" calcext:value-type="float">
            <text:p>475.754976273</text:p>
          </table:table-cell>
          <table:table-cell office:value-type="float" office:value="108.215093613" calcext:value-type="float">
            <text:p>108.215093613</text:p>
          </table:table-cell>
          <table:table-cell/>
          <table:table-cell table:formula="of:=MEDIAN([.C24];[.C28];[.C32];[.C36])" office:value-type="float" office:value="3874.269008635" calcext:value-type="float">
            <text:p>3874.269008635</text:p>
          </table:table-cell>
          <table:table-cell table:formula="of:=MEDIAN([.D24];[.D28];[.D32];[.D36])" office:value-type="float" office:value="165.967464447" calcext:value-type="float">
            <text:p>165.967464447</text:p>
          </table:table-cell>
          <table:table-cell table:formula="of:=MEDIAN([.E24];[.E28];[.E32];[.E36])" office:value-type="float" office:value="82.25798606875" calcext:value-type="float">
            <text:p>82.2579860688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2" calcext:value-type="float">
            <text:p>2</text:p>
          </table:table-cell>
          <table:table-cell office:value-type="float" office:value="622.701883316" calcext:value-type="float">
            <text:p>622.701883316</text:p>
          </table:table-cell>
          <table:table-cell office:value-type="float" office:value="38.7599468231" calcext:value-type="float">
            <text:p>38.7599468231</text:p>
          </table:table-cell>
          <table:table-cell office:value-type="float" office:value="28.0740261078" calcext:value-type="float">
            <text:p>28.0740261078</text:p>
          </table:table-cell>
          <table:table-cell/>
          <table:table-cell table:formula="of:=MEDIAN([.C25];[.C29];[.C33];[.C37])" office:value-type="float" office:value="5373.967409135" calcext:value-type="float">
            <text:p>5373.967409135</text:p>
          </table:table-cell>
          <table:table-cell table:formula="of:=MEDIAN([.D25];[.D29];[.D33];[.D37])" office:value-type="float" office:value="267.597556114" calcext:value-type="float">
            <text:p>267.597556114</text:p>
          </table:table-cell>
          <table:table-cell table:formula="of:=MEDIAN([.E25];[.E29];[.E33];[.E37])" office:value-type="float" office:value="108.6074113845" calcext:value-type="float">
            <text:p>108.6074113845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6" calcext:value-type="float">
            <text:p>6</text:p>
          </table:table-cell>
          <table:table-cell office:value-type="float" office:value="1883.21590424" calcext:value-type="float">
            <text:p>1883.21590424</text:p>
          </table:table-cell>
          <table:table-cell office:value-type="float" office:value="87.6710414886" calcext:value-type="float">
            <text:p>87.6710414886</text:p>
          </table:table-cell>
          <table:table-cell office:value-type="float" office:value="48.6209392548" calcext:value-type="float">
            <text:p>48.6209392548</text:p>
          </table:table-cell>
          <table:table-cell/>
          <table:table-cell table:style-name="ce3" office:value-type="string" calcext:value-type="string">
            <text:p>STDEV</text:p>
          </table:table-cell>
          <table:table-cell table:number-columns-repeated="1017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12" calcext:value-type="float">
            <text:p>12</text:p>
          </table:table-cell>
          <table:table-cell office:value-type="float" office:value="3888.27204704" calcext:value-type="float">
            <text:p>3888.27204704</text:p>
          </table:table-cell>
          <table:table-cell office:value-type="float" office:value="169.469833374" calcext:value-type="float">
            <text:p>169.469833374</text:p>
          </table:table-cell>
          <table:table-cell office:value-type="float" office:value="82.398891449" calcext:value-type="float">
            <text:p>82.398891449</text:p>
          </table:table-cell>
          <table:table-cell/>
          <table:table-cell table:formula="of:=STDEV([.C22];[.C26];[.C30];[.C34])" office:value-type="float" office:value="10.8408508905911" calcext:value-type="float">
            <text:p>10.8408508906</text:p>
          </table:table-cell>
          <table:table-cell table:formula="of:=STDEV([.D22];[.D26];[.D30];[.D34])" office:value-type="float" office:value="124.81752340406" calcext:value-type="float">
            <text:p>124.8175234041</text:p>
          </table:table-cell>
          <table:table-cell table:formula="of:=STDEV([.E22];[.E26];[.E30];[.E34])" office:value-type="float" office:value="8.51793267385895" calcext:value-type="float">
            <text:p>8.5179326739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24" calcext:value-type="float">
            <text:p>24</text:p>
          </table:table-cell>
          <table:table-cell office:value-type="float" office:value="5556.4391613" calcext:value-type="float">
            <text:p>5556.4391613</text:p>
          </table:table-cell>
          <table:table-cell office:value-type="float" office:value="286.806106567" calcext:value-type="float">
            <text:p>286.806106567</text:p>
          </table:table-cell>
          <table:table-cell office:value-type="float" office:value="108.659029007" calcext:value-type="float">
            <text:p>108.659029007</text:p>
          </table:table-cell>
          <table:table-cell/>
          <table:table-cell table:formula="of:=STDEV([.C23];[.C27];[.C31];[.C35])" office:value-type="float" office:value="111.35063078597" calcext:value-type="float">
            <text:p>111.350630786</text:p>
          </table:table-cell>
          <table:table-cell table:formula="of:=STDEV([.D23];[.D27];[.D31];[.D35])" office:value-type="float" office:value="2.46793002922054" calcext:value-type="float">
            <text:p>2.4679300292</text:p>
          </table:table-cell>
          <table:table-cell table:formula="of:=STDEV([.E23];[.E27];[.E31];[.E35])" office:value-type="float" office:value="1.51430918157997" calcext:value-type="float">
            <text:p>1.5143091816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2" calcext:value-type="float">
            <text:p>2</text:p>
          </table:table-cell>
          <table:table-cell office:value-type="float" office:value="634.864091873" calcext:value-type="float">
            <text:p>634.864091873</text:p>
          </table:table-cell>
          <table:table-cell office:value-type="float" office:value="288.89799118" calcext:value-type="float">
            <text:p>288.89799118</text:p>
          </table:table-cell>
          <table:table-cell office:value-type="float" office:value="44.5919036865" calcext:value-type="float">
            <text:p>44.5919036865</text:p>
          </table:table-cell>
          <table:table-cell/>
          <table:table-cell table:formula="of:=STDEV([.C24];[.C28];[.C32];[.C36])" office:value-type="float" office:value="23.595133247024" calcext:value-type="float">
            <text:p>23.595133247</text:p>
          </table:table-cell>
          <table:table-cell table:formula="of:=STDEV([.D24];[.D28];[.D32];[.D36])" office:value-type="float" office:value="15.4722796344631" calcext:value-type="float">
            <text:p>15.4722796345</text:p>
          </table:table-cell>
          <table:table-cell table:formula="of:=STDEV([.E24];[.E28];[.E32];[.E36])" office:value-type="float" office:value="0.493635923365004" calcext:value-type="float">
            <text:p>0.4936359234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6" calcext:value-type="float">
            <text:p>6</text:p>
          </table:table-cell>
          <table:table-cell office:value-type="float" office:value="1812.85905838" calcext:value-type="float">
            <text:p>1812.85905838</text:p>
          </table:table-cell>
          <table:table-cell office:value-type="float" office:value="82.8459262848" calcext:value-type="float">
            <text:p>82.8459262848</text:p>
          </table:table-cell>
          <table:table-cell office:value-type="float" office:value="46.4551448822" calcext:value-type="float">
            <text:p>46.4551448822</text:p>
          </table:table-cell>
          <table:table-cell/>
          <table:table-cell table:formula="of:=STDEV([.C25];[.C29];[.C33];[.C37])" office:value-type="float" office:value="216.237688425243" calcext:value-type="float">
            <text:p>216.2376884252</text:p>
          </table:table-cell>
          <table:table-cell table:formula="of:=STDEV([.D25];[.D29];[.D33];[.D37])" office:value-type="float" office:value="110.615637503763" calcext:value-type="float">
            <text:p>110.6156375038</text:p>
          </table:table-cell>
          <table:table-cell table:formula="of:=STDEV([.E25];[.E29];[.E33];[.E37])" office:value-type="float" office:value="0.850056791151092" calcext:value-type="float">
            <text:p>0.8500567912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12" calcext:value-type="float">
            <text:p>12</text:p>
          </table:table-cell>
          <table:table-cell office:value-type="float" office:value="3856.88090324" calcext:value-type="float">
            <text:p>3856.88090324</text:p>
          </table:table-cell>
          <table:table-cell office:value-type="float" office:value="160.737037659" calcext:value-type="float">
            <text:p>160.737037659</text:p>
          </table:table-cell>
          <table:table-cell office:value-type="float" office:value="81.7470550537" calcext:value-type="float">
            <text:p>81.7470550537</text:p>
          </table:table-cell>
          <table:table-cell table:number-columns-repeated="1019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24" calcext:value-type="float">
            <text:p>24</text:p>
          </table:table-cell>
          <table:table-cell office:value-type="float" office:value="5393.35298538" calcext:value-type="float">
            <text:p>5393.35298538</text:p>
          </table:table-cell>
          <table:table-cell office:value-type="float" office:value="239.801883698" calcext:value-type="float">
            <text:p>239.801883698</text:p>
          </table:table-cell>
          <table:table-cell office:value-type="float" office:value="108.555793762" calcext:value-type="float">
            <text:p>108.555793762</text:p>
          </table:table-cell>
          <table:table-cell table:number-columns-repeated="1019"/>
        </table:table-row>
      </table:table>
      <table:table table:name="Multiple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1m avg</text:p>
          </table:table-cell>
          <table:table-cell table:style-name="ce3" office:value-type="string" calcext:value-type="string">
            <text:p>1h avg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Raspi</text:p>
          </table:table-cell>
          <table:table-cell table:number-columns-repeated="5"/>
          <table:table-cell table:style-name="ce3" office:value-type="string" calcext:value-type="string">
            <text:p>AVG</text:p>
          </table:table-cell>
          <table:table-cell table:number-columns-repeated="1017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2" calcext:value-type="float">
            <text:p>2</text:p>
          </table:table-cell>
          <table:table-cell office:value-type="float" office:value="6408.65397453" calcext:value-type="float">
            <text:p>6408.65397453</text:p>
          </table:table-cell>
          <table:table-cell office:value-type="float" office:value="259.06085968" calcext:value-type="float">
            <text:p>259.06085968</text:p>
          </table:table-cell>
          <table:table-cell office:value-type="float" office:value="160.670995712" calcext:value-type="float">
            <text:p>160.670995712</text:p>
          </table:table-cell>
          <table:table-cell/>
          <table:table-cell table:formula="of:=AVERAGE([.C3];[.C7];[.C11];[.C15])" office:value-type="float" office:value="6996.062994005" calcext:value-type="float">
            <text:p>6996.062994005</text:p>
          </table:table-cell>
          <table:table-cell table:formula="of:=AVERAGE([.D3];[.D7];[.D11];[.D15])" office:value-type="float" office:value="326.234459877" calcext:value-type="float">
            <text:p>326.234459877</text:p>
          </table:table-cell>
          <table:table-cell table:formula="of:=AVERAGE([.E3];[.E7];[.E11];[.E15])" office:value-type="float" office:value="474.50846433625" calcext:value-type="float">
            <text:p>474.5084643363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6" calcext:value-type="float">
            <text:p>6</text:p>
          </table:table-cell>
          <table:table-cell office:value-type="float" office:value="21782.6209068" calcext:value-type="float">
            <text:p>21782.6209068</text:p>
          </table:table-cell>
          <table:table-cell office:value-type="float" office:value="727.743864059" calcext:value-type="float">
            <text:p>727.743864059</text:p>
          </table:table-cell>
          <table:table-cell office:value-type="float" office:value="314.188957214" calcext:value-type="float">
            <text:p>314.188957214</text:p>
          </table:table-cell>
          <table:table-cell/>
          <table:table-cell table:formula="of:=AVERAGE([.C4];[.C8];[.C12];[.C16])" office:value-type="float" office:value="20676.919758325" calcext:value-type="float">
            <text:p>20676.919758325</text:p>
          </table:table-cell>
          <table:table-cell table:formula="of:=AVERAGE([.D4];[.D8];[.D12];[.D16])" office:value-type="float" office:value="750.5145072935" calcext:value-type="float">
            <text:p>750.5145072935</text:p>
          </table:table-cell>
          <table:table-cell table:formula="of:=AVERAGE([.E4];[.E8];[.E12];[.E16])" office:value-type="float" office:value="635.4774832725" calcext:value-type="float">
            <text:p>635.4774832725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12" calcext:value-type="float">
            <text:p>12</text:p>
          </table:table-cell>
          <table:table-cell office:value-type="float" office:value="40092.2291279" calcext:value-type="float">
            <text:p>40092.2291279</text:p>
          </table:table-cell>
          <table:table-cell office:value-type="float" office:value="1362.37215996" calcext:value-type="float">
            <text:p>1362.37215996</text:p>
          </table:table-cell>
          <table:table-cell office:value-type="float" office:value="566.236972809" calcext:value-type="float">
            <text:p>566.236972809</text:p>
          </table:table-cell>
          <table:table-cell/>
          <table:table-cell table:formula="of:=AVERAGE([.C5];[.C9];[.C13];[.C17])" office:value-type="float" office:value="40084.0997696" calcext:value-type="float">
            <text:p>40084.0997696</text:p>
          </table:table-cell>
          <table:table-cell table:formula="of:=AVERAGE([.D5];[.D9];[.D13];[.D17])" office:value-type="float" office:value="1724.0896225" calcext:value-type="float">
            <text:p>1724.0896225</text:p>
          </table:table-cell>
          <table:table-cell table:formula="of:=AVERAGE([.E5];[.E9];[.E13];[.E17])" office:value-type="float" office:value="666.63968563075" calcext:value-type="float">
            <text:p>666.6396856308</text:p>
          </table:table-cell>
          <table:table-cell table:number-columns-repeated="1015"/>
        </table:table-row>
        <table:table-row table:style-name="ro1">
          <table:table-cell office:value-type="date" office:date-value="2016-03-30T16:32:00" calcext:value-type="date">
            <text:p>30/03/16 16:32</text:p>
          </table:table-cell>
          <table:table-cell office:value-type="float" office:value="24" calcext:value-type="float">
            <text:p>24</text:p>
          </table:table-cell>
          <table:table-cell office:value-type="float" office:value="57339.7569656" calcext:value-type="float">
            <text:p>57339.7569656</text:p>
          </table:table-cell>
          <table:table-cell office:value-type="float" office:value="2033.18595886" calcext:value-type="float">
            <text:p>2033.18595886</text:p>
          </table:table-cell>
          <table:table-cell office:value-type="float" office:value="759.433031082" calcext:value-type="float">
            <text:p>759.433031082</text:p>
          </table:table-cell>
          <table:table-cell/>
          <table:table-cell table:formula="of:=AVERAGE([.C6];[.C10];[.C14];[.C18])" office:value-type="float" office:value="56829.956531525" calcext:value-type="float">
            <text:p>56829.956531525</text:p>
          </table:table-cell>
          <table:table-cell table:formula="of:=AVERAGE([.D6];[.D10];[.D14];[.D18])" office:value-type="float" office:value="2067.6944255825" calcext:value-type="float">
            <text:p>2067.6944255825</text:p>
          </table:table-cell>
          <table:table-cell table:formula="of:=AVERAGE([.E6];[.E10];[.E14];[.E18])" office:value-type="float" office:value="804.278731346" calcext:value-type="float">
            <text:p>804.278731346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2" calcext:value-type="float">
            <text:p>2</text:p>
          </table:table-cell>
          <table:table-cell office:value-type="float" office:value="7583.18805695" calcext:value-type="float">
            <text:p>7583.18805695</text:p>
          </table:table-cell>
          <table:table-cell office:value-type="float" office:value="361.994981766" calcext:value-type="float">
            <text:p>361.994981766</text:p>
          </table:table-cell>
          <table:table-cell office:value-type="float" office:value="164.46185112" calcext:value-type="float">
            <text:p>164.46185112</text:p>
          </table:table-cell>
          <table:table-cell/>
          <table:table-cell table:style-name="ce3" office:value-type="string" calcext:value-type="string">
            <text:p>MEDIAN</text:p>
          </table:table-cell>
          <table:table-cell table:number-columns-repeated="1017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6" calcext:value-type="float">
            <text:p>6</text:p>
          </table:table-cell>
          <table:table-cell office:value-type="float" office:value="20171.6871262" calcext:value-type="float">
            <text:p>20171.6871262</text:p>
          </table:table-cell>
          <table:table-cell office:value-type="float" office:value="799.859046936" calcext:value-type="float">
            <text:p>799.859046936</text:p>
          </table:table-cell>
          <table:table-cell office:value-type="float" office:value="329.19883728" calcext:value-type="float">
            <text:p>329.19883728</text:p>
          </table:table-cell>
          <table:table-cell/>
          <table:table-cell table:formula="of:=MEDIAN([.C3];[.C7];[.C11];[.C15])" office:value-type="float" office:value="6995.92101574" calcext:value-type="float">
            <text:p>6995.92101574</text:p>
          </table:table-cell>
          <table:table-cell table:formula="of:=MEDIAN([.D3];[.D7];[.D11];[.D15])" office:value-type="float" office:value="341.940999031" calcext:value-type="float">
            <text:p>341.940999031</text:p>
          </table:table-cell>
          <table:table-cell table:formula="of:=MEDIAN([.E3];[.E7];[.E11];[.E15])" office:value-type="float" office:value="162.566423416" calcext:value-type="float">
            <text:p>162.566423416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12" calcext:value-type="float">
            <text:p>12</text:p>
          </table:table-cell>
          <table:table-cell office:value-type="float" office:value="40078.3429146" calcext:value-type="float">
            <text:p>40078.3429146</text:p>
          </table:table-cell>
          <table:table-cell office:value-type="float" office:value="2630.0110817" calcext:value-type="float">
            <text:p>2630.0110817</text:p>
          </table:table-cell>
          <table:table-cell office:value-type="float" office:value="893.638849258" calcext:value-type="float">
            <text:p>893.638849258</text:p>
          </table:table-cell>
          <table:table-cell/>
          <table:table-cell table:formula="of:=MEDIAN([.C4];[.C8];[.C12];[.C16])" office:value-type="float" office:value="20432.0920706" calcext:value-type="float">
            <text:p>20432.0920706</text:p>
          </table:table-cell>
          <table:table-cell table:formula="of:=MEDIAN([.D4];[.D8];[.D12];[.D16])" office:value-type="float" office:value="763.8014554975" calcext:value-type="float">
            <text:p>763.8014554975</text:p>
          </table:table-cell>
          <table:table-cell table:formula="of:=MEDIAN([.E4];[.E8];[.E12];[.E16])" office:value-type="float" office:value="334.751486778" calcext:value-type="float">
            <text:p>334.751486778</text:p>
          </table:table-cell>
          <table:table-cell table:number-columns-repeated="1015"/>
        </table:table-row>
        <table:table-row table:style-name="ro1">
          <table:table-cell office:value-type="date" office:date-value="2016-03-30T16:37:00" calcext:value-type="date">
            <text:p>30/03/16 16:37</text:p>
          </table:table-cell>
          <table:table-cell office:value-type="float" office:value="24" calcext:value-type="float">
            <text:p>24</text:p>
          </table:table-cell>
          <table:table-cell office:value-type="float" office:value="55385.2870464" calcext:value-type="float">
            <text:p>55385.2870464</text:p>
          </table:table-cell>
          <table:table-cell office:value-type="float" office:value="2097.0928669" calcext:value-type="float">
            <text:p>2097.0928669</text:p>
          </table:table-cell>
          <table:table-cell office:value-type="float" office:value="776.253938675" calcext:value-type="float">
            <text:p>776.253938675</text:p>
          </table:table-cell>
          <table:table-cell/>
          <table:table-cell table:formula="of:=MEDIAN([.C5];[.C9];[.C13];[.C17])" office:value-type="float" office:value="40085.28602125" calcext:value-type="float">
            <text:p>40085.28602125</text:p>
          </table:table-cell>
          <table:table-cell table:formula="of:=MEDIAN([.D5];[.D9];[.D13];[.D17])" office:value-type="float" office:value="1451.98762417" calcext:value-type="float">
            <text:p>1451.98762417</text:p>
          </table:table-cell>
          <table:table-cell table:formula="of:=MEDIAN([.E5];[.E9];[.E13];[.E17])" office:value-type="float" office:value="603.341460228" calcext:value-type="float">
            <text:p>603.341460228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2" calcext:value-type="float">
            <text:p>2</text:p>
          </table:table-cell>
          <table:table-cell office:value-type="float" office:value="6195.36495209" calcext:value-type="float">
            <text:p>6195.36495209</text:p>
          </table:table-cell>
          <table:table-cell office:value-type="float" office:value="333.318948746" calcext:value-type="float">
            <text:p>333.318948746</text:p>
          </table:table-cell>
          <table:table-cell office:value-type="float" office:value="1420.78590393" calcext:value-type="float">
            <text:p>1420.78590393</text:p>
          </table:table-cell>
          <table:table-cell/>
          <table:table-cell table:formula="of:=MEDIAN([.C6];[.C10];[.C14];[.C18])" office:value-type="float" office:value="57073.8530159" calcext:value-type="float">
            <text:p>57073.8530159</text:p>
          </table:table-cell>
          <table:table-cell table:formula="of:=MEDIAN([.D6];[.D10];[.D14];[.D18])" office:value-type="float" office:value="2068.366885185" calcext:value-type="float">
            <text:p>2068.366885185</text:p>
          </table:table-cell>
          <table:table-cell table:formula="of:=MEDIAN([.E6];[.E10];[.E14];[.E18])" office:value-type="float" office:value="794.937968254" calcext:value-type="float">
            <text:p>794.937968254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6" calcext:value-type="float">
            <text:p>6</text:p>
          </table:table-cell>
          <table:table-cell office:value-type="float" office:value="20692.497015" calcext:value-type="float">
            <text:p>20692.497015</text:p>
          </table:table-cell>
          <table:table-cell office:value-type="float" office:value="657.567977905" calcext:value-type="float">
            <text:p>657.567977905</text:p>
          </table:table-cell>
          <table:table-cell office:value-type="float" office:value="1558.21800232" calcext:value-type="float">
            <text:p>1558.21800232</text:p>
          </table:table-cell>
          <table:table-cell/>
          <table:table-cell table:style-name="ce3" office:value-type="string" calcext:value-type="string">
            <text:p>STDEV</text:p>
          </table:table-cell>
          <table:table-cell table:number-columns-repeated="1017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12" calcext:value-type="float">
            <text:p>12</text:p>
          </table:table-cell>
          <table:table-cell office:value-type="float" office:value="38336.2929821" calcext:value-type="float">
            <text:p>38336.2929821</text:p>
          </table:table-cell>
          <table:table-cell office:value-type="float" office:value="1367.1040535" calcext:value-type="float">
            <text:p>1367.1040535</text:p>
          </table:table-cell>
          <table:table-cell office:value-type="float" office:value="610.411882401" calcext:value-type="float">
            <text:p>610.411882401</text:p>
          </table:table-cell>
          <table:table-cell/>
          <table:table-cell table:formula="of:=STDEV([.C3];[.C7];[.C11];[.C15])" office:value-type="float" office:value="810.854428336392" calcext:value-type="float">
            <text:p>810.8544283364</text:p>
          </table:table-cell>
          <table:table-cell table:formula="of:=STDEV([.D3];[.D7];[.D11];[.D15])" office:value-type="float" office:value="46.307586620432" calcext:value-type="float">
            <text:p>46.3075866204</text:p>
          </table:table-cell>
          <table:table-cell table:formula="of:=STDEV([.E3];[.E7];[.E11];[.E15])" office:value-type="float" office:value="630.872762894617" calcext:value-type="float">
            <text:p>630.8727628946</text:p>
          </table:table-cell>
          <table:table-cell table:number-columns-repeated="1015"/>
        </table:table-row>
        <table:table-row table:style-name="ro1">
          <table:table-cell office:value-type="date" office:date-value="2016-03-30T16:43:00" calcext:value-type="date">
            <text:p>30/03/16 16:43</text:p>
          </table:table-cell>
          <table:table-cell office:value-type="float" office:value="24" calcext:value-type="float">
            <text:p>24</text:p>
          </table:table-cell>
          <table:table-cell office:value-type="float" office:value="57786.8330479" calcext:value-type="float">
            <text:p>57786.8330479</text:p>
          </table:table-cell>
          <table:table-cell office:value-type="float" office:value="2039.64090347" calcext:value-type="float">
            <text:p>2039.64090347</text:p>
          </table:table-cell>
          <table:table-cell office:value-type="float" office:value="813.621997833" calcext:value-type="float">
            <text:p>813.621997833</text:p>
          </table:table-cell>
          <table:table-cell/>
          <table:table-cell table:formula="of:=STDEV([.C4];[.C8];[.C12];[.C16])" office:value-type="float" office:value="786.890523450875" calcext:value-type="float">
            <text:p>786.8905234509</text:p>
          </table:table-cell>
          <table:table-cell table:formula="of:=STDEV([.D4];[.D8];[.D12];[.D16])" office:value-type="float" office:value="73.0245838056714" calcext:value-type="float">
            <text:p>73.0245838057</text:p>
          </table:table-cell>
          <table:table-cell table:formula="of:=STDEV([.E4];[.E8];[.E12];[.E16])" office:value-type="float" office:value="615.253415603958" calcext:value-type="float">
            <text:p>615.253415604</text:p>
          </table:table-cell>
          <table:table-cell/>
          <table:table-cell table:style-name="ce3" office:value-type="string" calcext:value-type="string">
            <text:p>Percentages</text:p>
          </table:table-cell>
          <table:table-cell table:number-columns-repeated="1013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2" calcext:value-type="float">
            <text:p>2</text:p>
          </table:table-cell>
          <table:table-cell office:value-type="float" office:value="7797.04499245" calcext:value-type="float">
            <text:p>7797.04499245</text:p>
          </table:table-cell>
          <table:table-cell office:value-type="float" office:value="350.563049316" calcext:value-type="float">
            <text:p>350.563049316</text:p>
          </table:table-cell>
          <table:table-cell office:value-type="float" office:value="152.115106583" calcext:value-type="float">
            <text:p>152.115106583</text:p>
          </table:table-cell>
          <table:table-cell/>
          <table:table-cell table:formula="of:=STDEV([.C5];[.C9];[.C13];[.C17])" office:value-type="float" office:value="1426.121621127" calcext:value-type="float">
            <text:p>1426.121621127</text:p>
          </table:table-cell>
          <table:table-cell table:formula="of:=STDEV([.D5];[.D9];[.D13];[.D17])" office:value-type="float" office:value="609.377455297664" calcext:value-type="float">
            <text:p>609.3774552977</text:p>
          </table:table-cell>
          <table:table-cell table:formula="of:=STDEV([.E5];[.E9];[.E13];[.E17])" office:value-type="float" office:value="152.449595437444" calcext:value-type="float">
            <text:p>152.4495954374</text:p>
          </table:table-cell>
          <table:table-cell/>
          <table:table-cell table:formula="of:=[.G22]/[.G3]" office:value-type="float" office:value="0.188055723536208" calcext:value-type="float">
            <text:p>0.1880557235</text:p>
          </table:table-cell>
          <table:table-cell table:formula="of:=[.H22]/[.H3]" office:value-type="float" office:value="0.231993241379099" calcext:value-type="float">
            <text:p>0.2319932414</text:p>
          </table:table-cell>
          <table:table-cell table:formula="of:=[.I22]/[.I3]" office:value-type="float" office:value="0.100483473603882" calcext:value-type="float">
            <text:p>0.1004834736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6" calcext:value-type="float">
            <text:p>6</text:p>
          </table:table-cell>
          <table:table-cell office:value-type="float" office:value="20060.8739853" calcext:value-type="float">
            <text:p>20060.8739853</text:p>
          </table:table-cell>
          <table:table-cell office:value-type="float" office:value="816.887140274" calcext:value-type="float">
            <text:p>816.887140274</text:p>
          </table:table-cell>
          <table:table-cell office:value-type="float" office:value="340.304136276" calcext:value-type="float">
            <text:p>340.304136276</text:p>
          </table:table-cell>
          <table:table-cell/>
          <table:table-cell table:formula="of:=STDEV([.C6];[.C10];[.C14];[.C18])" office:value-type="float" office:value="1042.92272004439" calcext:value-type="float">
            <text:p>1042.9227200444</text:p>
          </table:table-cell>
          <table:table-cell table:formula="of:=STDEV([.D6];[.D10];[.D14];[.D18])" office:value-type="float" office:value="36.248786712102" calcext:value-type="float">
            <text:p>36.2487867121</text:p>
          </table:table-cell>
          <table:table-cell table:formula="of:=STDEV([.E6];[.E10];[.E14];[.E18])" office:value-type="float" office:value="48.0261420660444" calcext:value-type="float">
            <text:p>48.026142066</text:p>
          </table:table-cell>
          <table:table-cell/>
          <table:table-cell table:formula="of:=[.G23]/[.G4]" office:value-type="float" office:value="0.184943599019281" calcext:value-type="float">
            <text:p>0.184943599</text:p>
          </table:table-cell>
          <table:table-cell table:formula="of:=[.H23]/[.H4]" office:value-type="float" office:value="0.257282744673831" calcext:value-type="float">
            <text:p>0.2572827447</text:p>
          </table:table-cell>
          <table:table-cell table:formula="of:=[.I23]/[.I4]" office:value-type="float" office:value="0.142083280065578" calcext:value-type="float">
            <text:p>0.1420832801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12" calcext:value-type="float">
            <text:p>12</text:p>
          </table:table-cell>
          <table:table-cell office:value-type="float" office:value="41829.5340538" calcext:value-type="float">
            <text:p>41829.5340538</text:p>
          </table:table-cell>
          <table:table-cell office:value-type="float" office:value="1536.87119484" calcext:value-type="float">
            <text:p>1536.87119484</text:p>
          </table:table-cell>
          <table:table-cell office:value-type="float" office:value="596.271038055" calcext:value-type="float">
            <text:p>596.271038055</text:p>
          </table:table-cell>
          <table:table-cell table:number-columns-repeated="5"/>
          <table:table-cell table:formula="of:=[.G24]/[.G5]" office:value-type="float" office:value="0.187360362742218" calcext:value-type="float">
            <text:p>0.1873603627</text:p>
          </table:table-cell>
          <table:table-cell table:formula="of:=[.H24]/[.H5]" office:value-type="float" office:value="0.190503551477499" calcext:value-type="float">
            <text:p>0.1905035515</text:p>
          </table:table-cell>
          <table:table-cell table:formula="of:=[.I24]/[.I5]" office:value-type="float" office:value="0.231524867140509" calcext:value-type="float">
            <text:p>0.2315248671</text:p>
          </table:table-cell>
          <table:table-cell table:number-columns-repeated="1011"/>
        </table:table-row>
        <table:table-row table:style-name="ro1">
          <table:table-cell office:value-type="date" office:date-value="2016-03-30T16:51:00" calcext:value-type="date">
            <text:p>30/03/16 16:51</text:p>
          </table:table-cell>
          <table:table-cell office:value-type="float" office:value="24" calcext:value-type="float">
            <text:p>24</text:p>
          </table:table-cell>
          <table:table-cell office:value-type="float" office:value="56807.9490662" calcext:value-type="float">
            <text:p>56807.9490662</text:p>
          </table:table-cell>
          <table:table-cell office:value-type="float" office:value="2100.8579731" calcext:value-type="float">
            <text:p>2100.8579731</text:p>
          </table:table-cell>
          <table:table-cell office:value-type="float" office:value="867.805957794" calcext:value-type="float">
            <text:p>867.805957794</text:p>
          </table:table-cell>
          <table:table-cell table:number-columns-repeated="5"/>
          <table:table-cell table:formula="of:=[.G25]/[.G6]" office:value-type="float" office:value="0.201891382579369" calcext:value-type="float">
            <text:p>0.2018913826</text:p>
          </table:table-cell>
          <table:table-cell table:formula="of:=[.H25]/[.H6]" office:value-type="float" office:value="0.246505377491" calcext:value-type="float">
            <text:p>0.2465053775</text:p>
          </table:table-cell>
          <table:table-cell table:formula="of:=[.I25]/[.I6]" office:value-type="float" office:value="0.287520385653488" calcext:value-type="float">
            <text:p>0.2875203857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Odroid</text:p>
          </table:table-cell>
          <table:table-cell table:number-columns-repeated="5"/>
          <table:table-cell table:style-name="ce3" office:value-type="string" calcext:value-type="string">
            <text:p>AVG</text:p>
          </table:table-cell>
          <table:table-cell table:number-columns-repeated="1017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2" calcext:value-type="float">
            <text:p>2</text:p>
          </table:table-cell>
          <table:table-cell office:value-type="float" office:value="1448.7888813" calcext:value-type="float">
            <text:p>1448.7888813</text:p>
          </table:table-cell>
          <table:table-cell office:value-type="float" office:value="68.4490203857" calcext:value-type="float">
            <text:p>68.4490203857</text:p>
          </table:table-cell>
          <table:table-cell office:value-type="float" office:value="48.8810539246" calcext:value-type="float">
            <text:p>48.8810539246</text:p>
          </table:table-cell>
          <table:table-cell/>
          <table:table-cell table:formula="of:=AVERAGE([.C22];[.C26];[.C30];[.C34])" office:value-type="float" office:value="1315.6496882425" calcext:value-type="float">
            <text:p>1315.6496882425</text:p>
          </table:table-cell>
          <table:table-cell table:formula="of:=AVERAGE([.D22];[.D26];[.D30];[.D34])" office:value-type="float" office:value="75.684189796425" calcext:value-type="float">
            <text:p>75.6841897964</text:p>
          </table:table-cell>
          <table:table-cell table:formula="of:=AVERAGE([.E22];[.E26];[.E30];[.E34])" office:value-type="float" office:value="47.68025875095" calcext:value-type="float">
            <text:p>47.680258751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6" calcext:value-type="float">
            <text:p>6</text:p>
          </table:table-cell>
          <table:table-cell office:value-type="float" office:value="3874.54104424" calcext:value-type="float">
            <text:p>3874.54104424</text:p>
          </table:table-cell>
          <table:table-cell office:value-type="float" office:value="228.577852249" calcext:value-type="float">
            <text:p>228.577852249</text:p>
          </table:table-cell>
          <table:table-cell office:value-type="float" office:value="94.703912735" calcext:value-type="float">
            <text:p>94.703912735</text:p>
          </table:table-cell>
          <table:table-cell/>
          <table:table-cell table:formula="of:=AVERAGE([.C23];[.C27];[.C31];[.C35])" office:value-type="float" office:value="3824.0639567375" calcext:value-type="float">
            <text:p>3824.0639567375</text:p>
          </table:table-cell>
          <table:table-cell table:formula="of:=AVERAGE([.D23];[.D27];[.D31];[.D35])" office:value-type="float" office:value="193.094432354" calcext:value-type="float">
            <text:p>193.094432354</text:p>
          </table:table-cell>
          <table:table-cell table:formula="of:=AVERAGE([.E23];[.E27];[.E31];[.E35])" office:value-type="float" office:value="90.290725231175" calcext:value-type="float">
            <text:p>90.2907252312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12" calcext:value-type="float">
            <text:p>12</text:p>
          </table:table-cell>
          <table:table-cell office:value-type="float" office:value="7454.59318161" calcext:value-type="float">
            <text:p>7454.59318161</text:p>
          </table:table-cell>
          <table:table-cell office:value-type="float" office:value="313.344955444" calcext:value-type="float">
            <text:p>313.344955444</text:p>
          </table:table-cell>
          <table:table-cell office:value-type="float" office:value="152.757883072" calcext:value-type="float">
            <text:p>152.757883072</text:p>
          </table:table-cell>
          <table:table-cell/>
          <table:table-cell table:formula="of:=AVERAGE([.C24];[.C28];[.C32];[.C36])" office:value-type="float" office:value="7510.1714730275" calcext:value-type="float">
            <text:p>7510.1714730275</text:p>
          </table:table-cell>
          <table:table-cell table:formula="of:=AVERAGE([.D24];[.D28];[.D32];[.D36])" office:value-type="float" office:value="328.44519615175" calcext:value-type="float">
            <text:p>328.4451961518</text:p>
          </table:table-cell>
          <table:table-cell table:formula="of:=AVERAGE([.E24];[.E28];[.E32];[.E36])" office:value-type="float" office:value="154.34366464625" calcext:value-type="float">
            <text:p>154.3436646463</text:p>
          </table:table-cell>
          <table:table-cell table:number-columns-repeated="1015"/>
        </table:table-row>
        <table:table-row table:style-name="ro1">
          <table:table-cell office:value-type="date" office:date-value="2016-03-30T18:16:00" calcext:value-type="date">
            <text:p>30/03/16 18:16</text:p>
          </table:table-cell>
          <table:table-cell office:value-type="float" office:value="24" calcext:value-type="float">
            <text:p>24</text:p>
          </table:table-cell>
          <table:table-cell office:value-type="float" office:value="11345.8909988" calcext:value-type="float">
            <text:p>11345.8909988</text:p>
          </table:table-cell>
          <table:table-cell office:value-type="float" office:value="528.77497673" calcext:value-type="float">
            <text:p>528.77497673</text:p>
          </table:table-cell>
          <table:table-cell office:value-type="float" office:value="228.591918945" calcext:value-type="float">
            <text:p>228.591918945</text:p>
          </table:table-cell>
          <table:table-cell/>
          <table:table-cell table:formula="of:=AVERAGE([.C25];[.C29];[.C33];[.C37])" office:value-type="float" office:value="11473.478496075" calcext:value-type="float">
            <text:p>11473.478496075</text:p>
          </table:table-cell>
          <table:table-cell table:formula="of:=AVERAGE([.D25];[.D29];[.D33];[.D37])" office:value-type="float" office:value="509.69779491425" calcext:value-type="float">
            <text:p>509.6977949143</text:p>
          </table:table-cell>
          <table:table-cell table:formula="of:=AVERAGE([.E25];[.E29];[.E33];[.E37])" office:value-type="float" office:value="231.2465310095" calcext:value-type="float">
            <text:p>231.2465310095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2" calcext:value-type="float">
            <text:p>2</text:p>
          </table:table-cell>
          <table:table-cell office:value-type="float" office:value="1182.06596375" calcext:value-type="float">
            <text:p>1182.06596375</text:p>
          </table:table-cell>
          <table:table-cell office:value-type="float" office:value="74.3918418884" calcext:value-type="float">
            <text:p>74.3918418884</text:p>
          </table:table-cell>
          <table:table-cell office:value-type="float" office:value="47.3020076752" calcext:value-type="float">
            <text:p>47.3020076752</text:p>
          </table:table-cell>
          <table:table-cell/>
          <table:table-cell table:style-name="ce3" office:value-type="string" calcext:value-type="string">
            <text:p>MEDIAN</text:p>
          </table:table-cell>
          <table:table-cell table:number-columns-repeated="1017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6" calcext:value-type="float">
            <text:p>6</text:p>
          </table:table-cell>
          <table:table-cell office:value-type="float" office:value="3840.08288383" calcext:value-type="float">
            <text:p>3840.08288383</text:p>
          </table:table-cell>
          <table:table-cell office:value-type="float" office:value="175.776958466" calcext:value-type="float">
            <text:p>175.776958466</text:p>
          </table:table-cell>
          <table:table-cell office:value-type="float" office:value="88.241815567" calcext:value-type="float">
            <text:p>88.241815567</text:p>
          </table:table-cell>
          <table:table-cell/>
          <table:table-cell table:formula="of:=MEDIAN([.C22];[.C26];[.C30];[.C34])" office:value-type="float" office:value="1315.87195396" calcext:value-type="float">
            <text:p>1315.87195396</text:p>
          </table:table-cell>
          <table:table-cell table:formula="of:=MEDIAN([.D22];[.D26];[.D30];[.D34])" office:value-type="float" office:value="74.7728347778" calcext:value-type="float">
            <text:p>74.7728347778</text:p>
          </table:table-cell>
          <table:table-cell table:formula="of:=MEDIAN([.E22];[.E26];[.E30];[.E34])" office:value-type="float" office:value="48.0915307999" calcext:value-type="float">
            <text:p>48.0915307999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12" calcext:value-type="float">
            <text:p>12</text:p>
          </table:table-cell>
          <table:table-cell office:value-type="float" office:value="7344.45691109" calcext:value-type="float">
            <text:p>7344.45691109</text:p>
          </table:table-cell>
          <table:table-cell office:value-type="float" office:value="316.298007965" calcext:value-type="float">
            <text:p>316.298007965</text:p>
          </table:table-cell>
          <table:table-cell office:value-type="float" office:value="151.566982269" calcext:value-type="float">
            <text:p>151.566982269</text:p>
          </table:table-cell>
          <table:table-cell/>
          <table:table-cell table:formula="of:=MEDIAN([.C23];[.C27];[.C31];[.C35])" office:value-type="float" office:value="3817.63446331" calcext:value-type="float">
            <text:p>3817.63446331</text:p>
          </table:table-cell>
          <table:table-cell table:formula="of:=MEDIAN([.D23];[.D27];[.D31];[.D35])" office:value-type="float" office:value="184.0114593505" calcext:value-type="float">
            <text:p>184.0114593505</text:p>
          </table:table-cell>
          <table:table-cell table:formula="of:=MEDIAN([.E23];[.E27];[.E31];[.E35])" office:value-type="float" office:value="89.10858631135" calcext:value-type="float">
            <text:p>89.1085863114</text:p>
          </table:table-cell>
          <table:table-cell table:number-columns-repeated="1015"/>
        </table:table-row>
        <table:table-row table:style-name="ro1">
          <table:table-cell office:value-type="date" office:date-value="2016-03-30T18:18:00" calcext:value-type="date">
            <text:p>30/03/16 18:18</text:p>
          </table:table-cell>
          <table:table-cell office:value-type="float" office:value="24" calcext:value-type="float">
            <text:p>24</text:p>
          </table:table-cell>
          <table:table-cell office:value-type="float" office:value="11476.9499302" calcext:value-type="float">
            <text:p>11476.9499302</text:p>
          </table:table-cell>
          <table:table-cell office:value-type="float" office:value="510.094881058" calcext:value-type="float">
            <text:p>510.094881058</text:p>
          </table:table-cell>
          <table:table-cell office:value-type="float" office:value="230.125188828" calcext:value-type="float">
            <text:p>230.125188828</text:p>
          </table:table-cell>
          <table:table-cell/>
          <table:table-cell table:formula="of:=MEDIAN([.C24];[.C28];[.C32];[.C36])" office:value-type="float" office:value="7469.89452839" calcext:value-type="float">
            <text:p>7469.89452839</text:p>
          </table:table-cell>
          <table:table-cell table:formula="of:=MEDIAN([.D24];[.D28];[.D32];[.D36])" office:value-type="float" office:value="317.9354667665" calcext:value-type="float">
            <text:p>317.9354667665</text:p>
          </table:table-cell>
          <table:table-cell table:formula="of:=MEDIAN([.E24];[.E28];[.E32];[.E36])" office:value-type="float" office:value="154.2063951495" calcext:value-type="float">
            <text:p>154.2063951495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2" calcext:value-type="float">
            <text:p>2</text:p>
          </table:table-cell>
          <table:table-cell office:value-type="float" office:value="1431.7138195" calcext:value-type="float">
            <text:p>1431.7138195</text:p>
          </table:table-cell>
          <table:table-cell office:value-type="float" office:value="84.7420692444" calcext:value-type="float">
            <text:p>84.7420692444</text:p>
          </table:table-cell>
          <table:table-cell office:value-type="float" office:value="45.5679893494" calcext:value-type="float">
            <text:p>45.5679893494</text:p>
          </table:table-cell>
          <table:table-cell/>
          <table:table-cell table:formula="of:=MEDIAN([.C25];[.C29];[.C33];[.C37])" office:value-type="float" office:value="11428.537488" calcext:value-type="float">
            <text:p>11428.537488</text:p>
          </table:table-cell>
          <table:table-cell table:formula="of:=MEDIAN([.D25];[.D29];[.D33];[.D37])" office:value-type="float" office:value="505.975008011" calcext:value-type="float">
            <text:p>505.975008011</text:p>
          </table:table-cell>
          <table:table-cell table:formula="of:=MEDIAN([.E25];[.E29];[.E33];[.E37])" office:value-type="float" office:value="231.364607811" calcext:value-type="float">
            <text:p>231.364607811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6" calcext:value-type="float">
            <text:p>6</text:p>
          </table:table-cell>
          <table:table-cell office:value-type="float" office:value="3786.44585609" calcext:value-type="float">
            <text:p>3786.44585609</text:p>
          </table:table-cell>
          <table:table-cell office:value-type="float" office:value="185.285806656" calcext:value-type="float">
            <text:p>185.285806656</text:p>
          </table:table-cell>
          <table:table-cell office:value-type="float" office:value="89.6170139313" calcext:value-type="float">
            <text:p>89.6170139313</text:p>
          </table:table-cell>
          <table:table-cell/>
          <table:table-cell table:style-name="ce3" office:value-type="string" calcext:value-type="string">
            <text:p>STDEV</text:p>
          </table:table-cell>
          <table:table-cell table:number-columns-repeated="1017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12" calcext:value-type="float">
            <text:p>12</text:p>
          </table:table-cell>
          <table:table-cell office:value-type="float" office:value="7485.19587517" calcext:value-type="float">
            <text:p>7485.19587517</text:p>
          </table:table-cell>
          <table:table-cell office:value-type="float" office:value="319.572925568" calcext:value-type="float">
            <text:p>319.572925568</text:p>
          </table:table-cell>
          <table:table-cell office:value-type="float" office:value="157.394886017" calcext:value-type="float">
            <text:p>157.394886017</text:p>
          </table:table-cell>
          <table:table-cell/>
          <table:table-cell table:formula="of:=STDEV([.C22];[.C26];[.C30];[.C34])" office:value-type="float" office:value="144.23294885354" calcext:value-type="float">
            <text:p>144.2329488535</text:p>
          </table:table-cell>
          <table:table-cell table:formula="of:=STDEV([.D22];[.D26];[.D30];[.D34])" office:value-type="float" office:value="6.74152068896999" calcext:value-type="float">
            <text:p>6.741520689</text:p>
          </table:table-cell>
          <table:table-cell table:formula="of:=STDEV([.E22];[.E26];[.E30];[.E34])" office:value-type="float" office:value="1.60312780827217" calcext:value-type="float">
            <text:p>1.6031278083</text:p>
          </table:table-cell>
          <table:table-cell table:number-columns-repeated="1015"/>
        </table:table-row>
        <table:table-row table:style-name="ro1">
          <table:table-cell office:value-type="date" office:date-value="2016-03-30T18:22:00" calcext:value-type="date">
            <text:p>30/03/16 18:22</text:p>
          </table:table-cell>
          <table:table-cell office:value-type="float" office:value="24" calcext:value-type="float">
            <text:p>24</text:p>
          </table:table-cell>
          <table:table-cell office:value-type="float" office:value="11690.9480095" calcext:value-type="float">
            <text:p>11690.9480095</text:p>
          </table:table-cell>
          <table:table-cell office:value-type="float" office:value="498.066186905" calcext:value-type="float">
            <text:p>498.066186905</text:p>
          </table:table-cell>
          <table:table-cell office:value-type="float" office:value="232.604026794" calcext:value-type="float">
            <text:p>232.604026794</text:p>
          </table:table-cell>
          <table:table-cell/>
          <table:table-cell table:formula="of:=STDEV([.C23];[.C27];[.C31];[.C35])" office:value-type="float" office:value="41.0430578710315" calcext:value-type="float">
            <text:p>41.043057871</text:p>
          </table:table-cell>
          <table:table-cell table:formula="of:=STDEV([.D23];[.D27];[.D31];[.D35])" office:value-type="float" office:value="23.9945598596927" calcext:value-type="float">
            <text:p>23.9945598597</text:p>
          </table:table-cell>
          <table:table-cell table:formula="of:=STDEV([.E23];[.E27];[.E31];[.E35])" office:value-type="float" office:value="2.9992308401129" calcext:value-type="float">
            <text:p>2.9992308401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2" calcext:value-type="float">
            <text:p>2</text:p>
          </table:table-cell>
          <table:table-cell office:value-type="float" office:value="1200.03008842" calcext:value-type="float">
            <text:p>1200.03008842</text:p>
          </table:table-cell>
          <table:table-cell office:value-type="float" office:value="75.1538276672" calcext:value-type="float">
            <text:p>75.1538276672</text:p>
          </table:table-cell>
          <table:table-cell office:value-type="float" office:value="48.9699840546" calcext:value-type="float">
            <text:p>48.9699840546</text:p>
          </table:table-cell>
          <table:table-cell/>
          <table:table-cell table:formula="of:=STDEV([.C24];[.C28];[.C32];[.C36])" office:value-type="float" office:value="174.949700453177" calcext:value-type="float">
            <text:p>174.9497004532</text:p>
          </table:table-cell>
          <table:table-cell table:formula="of:=STDEV([.D24];[.D28];[.D32];[.D36])" office:value-type="float" office:value="24.2137793138995" calcext:value-type="float">
            <text:p>24.2137793139</text:p>
          </table:table-cell>
          <table:table-cell table:formula="of:=STDEV([.E24];[.E28];[.E32];[.E36])" office:value-type="float" office:value="2.66170228639837" calcext:value-type="float">
            <text:p>2.6617022864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6" calcext:value-type="float">
            <text:p>6</text:p>
          </table:table-cell>
          <table:table-cell office:value-type="float" office:value="3795.18604279" calcext:value-type="float">
            <text:p>3795.18604279</text:p>
          </table:table-cell>
          <table:table-cell office:value-type="float" office:value="182.737112045" calcext:value-type="float">
            <text:p>182.737112045</text:p>
          </table:table-cell>
          <table:table-cell office:value-type="float" office:value="88.6001586914" calcext:value-type="float">
            <text:p>88.6001586914</text:p>
          </table:table-cell>
          <table:table-cell/>
          <table:table-cell table:formula="of:=STDEV([.C25];[.C29];[.C33];[.C37])" office:value-type="float" office:value="155.240111078866" calcext:value-type="float">
            <text:p>155.2401110789</text:p>
          </table:table-cell>
          <table:table-cell table:formula="of:=STDEV([.D25];[.D29];[.D33];[.D37])" office:value-type="float" office:value="13.6735531033799" calcext:value-type="float">
            <text:p>13.6735531034</text:p>
          </table:table-cell>
          <table:table-cell table:formula="of:=STDEV([.E25];[.E29];[.E33];[.E37])" office:value-type="float" office:value="2.30912029684729" calcext:value-type="float">
            <text:p>2.3091202968</text:p>
          </table:table-cell>
          <table:table-cell table:number-columns-repeated="1015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12" calcext:value-type="float">
            <text:p>12</text:p>
          </table:table-cell>
          <table:table-cell office:value-type="float" office:value="7756.43992424" calcext:value-type="float">
            <text:p>7756.43992424</text:p>
          </table:table-cell>
          <table:table-cell office:value-type="float" office:value="364.56489563" calcext:value-type="float">
            <text:p>364.56489563</text:p>
          </table:table-cell>
          <table:table-cell office:value-type="float" office:value="155.654907227" calcext:value-type="float">
            <text:p>155.654907227</text:p>
          </table:table-cell>
          <table:table-cell table:number-columns-repeated="1019"/>
        </table:table-row>
        <table:table-row table:style-name="ro1">
          <table:table-cell office:value-type="date" office:date-value="2016-03-30T18:23:00" calcext:value-type="date">
            <text:p>30/03/16 18:23</text:p>
          </table:table-cell>
          <table:table-cell office:value-type="float" office:value="24" calcext:value-type="float">
            <text:p>24</text:p>
          </table:table-cell>
          <table:table-cell office:value-type="float" office:value="11380.1250458" calcext:value-type="float">
            <text:p>11380.1250458</text:p>
          </table:table-cell>
          <table:table-cell office:value-type="float" office:value="501.855134964" calcext:value-type="float">
            <text:p>501.855134964</text:p>
          </table:table-cell>
          <table:table-cell office:value-type="float" office:value="233.664989471" calcext:value-type="float">
            <text:p>233.66498947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28:09.256850030</meta:creation-date>
    <dc:date>2016-03-30T21:44:56.497263222</dc:date>
    <meta:editing-duration>PT12M21S</meta:editing-duration>
    <meta:editing-cycles>20</meta:editing-cycles>
    <meta:generator>LibreOffice/4.2.8.2$Linux_X86_64 LibreOffice_project/420m0$Build-2</meta:generator>
    <meta:document-statistic meta:table-count="3" meta:cell-count="771" meta:object-count="0"/>
  </office:meta>
</office:document-meta>
</file>